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CEC000009B1613EB8FB25183FC0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Обычный_5f_2_5f_2_5f_1">
      <style:graphic-properties draw:stroke="none" draw:fill="none" fo:min-height="3.139cm"/>
      <style:paragraph-properties style:writing-mode="lr-tb"/>
    </style:style>
    <style:style style:name="gr3" style:family="graphic" style:parent-style-name="Обычный_5f_2_5f_2_5f_1">
      <style:graphic-properties draw:stroke="none" draw:fill="none" fo:min-height="2.15cm"/>
      <style:paragraph-properties style:writing-mode="lr-tb"/>
    </style:style>
    <style:style style:name="gr4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5" style:family="graphic" style:parent-style-name="standard">
      <style:graphic-properties draw:stroke="none" draw:fill="none" fo:min-height="0.654cm"/>
      <style:paragraph-properties style:writing-mode="lr-tb"/>
    </style:style>
    <style:style style:name="gr6" style:family="graphic" style:parent-style-name="standard" style:list-style-name="L2">
      <style:graphic-properties draw:textarea-horizontal-align="justify" draw:textarea-vertical-align="middle" draw:auto-grow-height="false" fo:min-height="1.95cm" fo:min-width="7.3cm"/>
      <style:paragraph-properties style:writing-mode="lr-tb"/>
    </style:style>
    <style:style style:name="gr7" style:family="graphic" style:parent-style-name="standard" style:list-style-name="L2">
      <style:graphic-properties draw:textarea-horizontal-align="justify" draw:textarea-vertical-align="middle" draw:auto-grow-height="false" fo:min-height="1.55cm" fo:min-width="5.9cm"/>
      <style:paragraph-properties style:writing-mode="lr-tb"/>
    </style:style>
    <style:style style:name="gr8" style:family="graphic" style:parent-style-name="standard" style:list-style-name="L2">
      <style:graphic-properties draw:textarea-horizontal-align="justify" draw:textarea-vertical-align="middle" draw:auto-grow-height="false" fo:min-height="1.95cm" fo:min-width="7.3cm"/>
      <style:paragraph-properties style:writing-mode="lr-tb"/>
    </style:style>
    <style:style style:name="gr9" style:family="graphic" style:parent-style-name="standard" style:list-style-name="L2">
      <style:graphic-properties draw:textarea-horizontal-align="justify" draw:textarea-vertical-align="middle" draw:auto-grow-height="false" fo:min-height="1.55cm" fo:min-width="4.9cm"/>
      <style:paragraph-properties style:writing-mode="lr-tb"/>
    </style:style>
    <style:style style:name="gr10" style:family="graphic" style:parent-style-name="standard" style:list-style-name="L2">
      <style:graphic-properties draw:textarea-horizontal-align="justify" draw:textarea-vertical-align="middle" draw:auto-grow-height="false" fo:min-height="0.95cm" fo:min-width="3.9cm"/>
      <style:paragraph-properties style:writing-mode="lr-tb"/>
    </style:style>
    <style:style style:name="gr11" style:family="graphic" style:parent-style-name="standard" style:list-style-name="L2">
      <style:graphic-properties draw:textarea-horizontal-align="justify" draw:textarea-vertical-align="middle" draw:auto-grow-height="false" fo:min-height="2.75cm" fo:min-width="3.9cm"/>
      <style:paragraph-properties style:writing-mode="lr-tb"/>
    </style:style>
    <style:style style:name="gr12" style:family="graphic" style:parent-style-name="standard" style:list-style-name="L2">
      <style:graphic-properties draw:textarea-horizontal-align="justify" draw:textarea-vertical-align="middle" draw:auto-grow-height="false" fo:min-height="1.95cm" fo:min-width="3.9cm"/>
      <style:paragraph-properties style:writing-mode="lr-tb"/>
    </style:style>
    <style:style style:name="gr13" style:family="graphic" style:parent-style-name="objectwithoutfill">
      <style:graphic-properties draw:marker-end="Стили_20_стрелок_20_2" draw:marker-end-width="0.3cm" draw:fill="none" draw:textarea-vertical-align="middle"/>
    </style:style>
    <style:style style:name="gr14" style:family="graphic" style:parent-style-name="objectwithoutfill">
      <style:graphic-properties draw:marker-end="Стили_20_стрелок_20_3" draw:marker-end-width="0.3cm" draw:fill="none" draw:textarea-vertical-align="middle"/>
    </style:style>
    <style:style style:name="gr15" style:family="graphic" style:parent-style-name="objectwithoutfill">
      <style:graphic-properties draw:marker-end="Стили_20_стрелок_20_4" draw:marker-end-width="0.3cm" draw:fill="none" draw:textarea-vertical-align="middle"/>
    </style:style>
    <style:style style:name="gr16" style:family="graphic" style:parent-style-name="objectwithoutfill">
      <style:graphic-properties draw:marker-end="Стили_20_стрелок_20_6" draw:marker-end-width="0.3cm" draw:fill="none" draw:textarea-vertical-align="middle"/>
    </style:style>
    <style:style style:name="gr17" style:family="graphic" style:parent-style-name="objectwithoutfill">
      <style:graphic-properties draw:marker-end="Стили_20_стрелок_20_7" draw:marker-end-width="0.3cm" draw:fill="none" draw:textarea-vertical-align="middle"/>
    </style:style>
    <style:style style:name="gr18" style:family="graphic" style:parent-style-name="objectwithoutfill">
      <style:graphic-properties draw:marker-end="Стили_20_стрелок_20_9" draw:marker-end-width="0.3cm" draw:fill="none" draw:textarea-vertical-align="middle"/>
    </style:style>
    <style:style style:name="gr19" style:family="graphic" style:parent-style-name="objectwithoutfill">
      <style:graphic-properties draw:marker-end="Стили_20_стрелок_20_10" draw:marker-end-width="0.3cm" draw:fill="none" draw:textarea-vertical-align="middle"/>
    </style:style>
    <style:style style:name="gr20" style:family="graphic" style:parent-style-name="standard" style:list-style-name="L2">
      <style:graphic-properties draw:textarea-horizontal-align="justify" draw:textarea-vertical-align="middle" draw:auto-grow-height="false" fo:min-height="2.95cm" fo:min-width="6.3cm"/>
      <style:paragraph-properties style:writing-mode="lr-tb"/>
    </style:style>
    <style:style style:name="gr21" style:family="graphic" style:parent-style-name="Обычный_5f_2_5f_2_5f_1">
      <style:graphic-properties draw:stroke="none" draw:fill="none" fo:min-height="14.209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 style:list-style-name="L1">
      <style:graphic-properties fo:min-height="1.343cm"/>
      <style:paragraph-properties style:writing-mode="lr-tb"/>
    </style:style>
    <style:style style:name="pr4" style:family="presentation" style:parent-style-name="Inspiration-title" style:list-style-name="L1">
      <style:graphic-properties fo:min-height="1.343cm"/>
      <style:paragraph-properties style:writing-mode="lr-tb"/>
    </style:style>
    <style:style style:name="pr5" style:family="presentation" style:parent-style-name="Inspiration-title" style:list-style-name="L1">
      <style:graphic-properties fo:min-height="1.343cm"/>
      <style:paragraph-properties style:writing-mode="lr-tb"/>
    </style:style>
    <style:style style:name="pr6" style:family="presentation" style:parent-style-name="Inspiration-title" style:list-style-name="L1">
      <style:graphic-properties fo:min-height="1.343cm"/>
      <style:paragraph-properties style:writing-mode="lr-tb"/>
    </style:style>
    <style:style style:name="pr7" style:family="presentation" style:parent-style-name="Inspiration-title" style:list-style-name="L1">
      <style:graphic-properties fo:min-height="1.343cm"/>
      <style:paragraph-properties style:writing-mode="lr-tb"/>
    </style:style>
    <style:style style:name="pr8" style:family="presentation" style:parent-style-name="Inspiration-title" style:list-style-name="L1">
      <style:graphic-properties fo:min-height="1.343cm"/>
      <style:paragraph-properties style:writing-mode="lr-tb"/>
    </style:style>
    <style:style style:name="pr9" style:family="presentation" style:parent-style-name="Inspiration-title" style:list-style-name="L1">
      <style:graphic-properties fo:min-height="1.343cm"/>
      <style:paragraph-properties style:writing-mode="lr-tb"/>
    </style:style>
    <style:style style:name="pr10" style:family="presentation" style:parent-style-name="Inspiration-title" style:list-style-name="L1">
      <style:graphic-properties fo:min-height="1.343cm"/>
      <style:paragraph-properties style:writing-mode="lr-tb"/>
    </style:style>
    <style:style style:name="pr11" style:family="presentation" style:parent-style-name="Inspiration-title" style:list-style-name="L1">
      <style:graphic-properties fo:min-height="1.343cm"/>
      <style:paragraph-properties style:writing-mode="lr-tb"/>
    </style:style>
    <style:style style:name="pr12" style:family="presentation" style:parent-style-name="Inspiration-title" style:list-style-name="L1">
      <style:graphic-properties fo:min-height="1.34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text-properties fo:font-size="16pt" style:font-size-asian="16pt" style:font-size-complex="16pt"/>
    </style:style>
    <style:style style:name="P3" style:family="paragraph">
      <loext:graphic-properties draw:fill="none"/>
      <style:paragraph-properties style:writing-mode="lr-tb"/>
      <style:text-properties style:font-name="Droid Sans Mono" fo:font-size="16pt" fo:font-weight="normal" style:font-size-asian="16pt" style:font-weight-asian="normal" style:font-size-complex="16pt" style:font-weight-complex="normal"/>
    </style:style>
    <style:style style:name="P4" style:family="paragraph">
      <style:paragraph-properties fo:margin-left="0cm" fo:margin-right="0cm" fo:text-align="start" fo:text-indent="0cm"/>
    </style:style>
    <style:style style:name="P5" style:family="paragraph">
      <style:paragraph-properties fo:margin-left="0cm" fo:margin-right="0cm" fo:text-align="start" fo:text-indent="0cm" style:writing-mode="lr-tb"/>
      <style:text-properties fo:font-size="28pt" fo:font-weight="normal" style:font-size-asian="28pt" style:font-weight-asian="normal" style:font-size-complex="28pt" style:font-weight-complex="normal"/>
    </style:style>
    <style:style style:name="P6" style:family="paragraph">
      <style:paragraph-properties fo:text-align="center"/>
    </style:style>
    <style:style style:name="P7" style:family="paragraph">
      <loext:graphic-properties draw:fill="none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style:font-size-asian="16pt" style:font-size-complex="1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text-properties fo:font-size="16pt" style:text-underline-style="none" style:font-size-asian="16pt" style:font-size-complex="16pt"/>
    </style:style>
    <style:style style:name="P12" style:family="paragraph">
      <style:paragraph-properties fo:margin-left="0cm" fo:margin-right="0cm" fo:margin-top="0cm" fo:margin-bottom="0cm" fo:line-height="100%" fo:text-indent="0cm"/>
      <style:text-properties fo:font-size="16pt" style:text-underline-style="none" style:font-size-asian="16pt" style:font-size-complex="16pt"/>
    </style:style>
    <style:style style:name="P13" style:family="paragraph">
      <loext:graphic-properties draw:fill="none"/>
      <style:paragraph-properties style:writing-mode="lr-tb"/>
      <style:text-properties fo:font-size="16pt" style:text-underline-style="none" style:font-size-asian="16pt" style:font-size-complex="16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14pt" fo:font-style="italic" style:font-size-asian="14pt" style:font-style-asian="italic" style:font-size-complex="14pt" style:font-style-complex="italic"/>
    </style:style>
    <style:style style:name="T4" style:family="text">
      <style:text-properties style:font-name="Droid Sans Mono" fo:font-size="16pt" style:text-underline-style="none" fo:font-weight="bold" style:font-size-asian="16pt" style:font-weight-asian="bold" style:font-size-complex="16pt" style:font-weight-complex="bold"/>
    </style:style>
    <style:style style:name="T5" style:family="text">
      <style:text-properties style:font-name="Droid Sans Mono" fo:font-size="16pt" style:text-underline-style="none" fo:font-weight="normal" style:font-size-asian="16pt" style:font-weight-asian="normal" style:font-size-complex="16pt" style:font-weight-complex="normal"/>
    </style:style>
    <style:style style:name="T6" style:family="text">
      <style:text-properties style:use-window-font-color="true" loext:opacity="0%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WenQuanYi Zen Hei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loext:opacity="0%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WenQuanYi Zen Hei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Arial" fo:font-size="16pt" fo:font-style="normal" fo:text-shadow="none" style:text-underline-style="none" fo:font-weight="normal" style:letter-kerning="true" style:font-name-asian="WenQuanYi Zen Hei" style:font-size-asian="16pt" style:font-style-asian="normal" style:font-weight-asian="normal" style:font-name-complex="Lohit Hindi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size="16pt" style:text-underline-style="none" style:font-size-asian="16pt" style:font-size-complex="16pt"/>
    </style:style>
    <style:style style:name="T10" style:family="text">
      <style:text-properties fo:font-size="16pt" fo:font-style="italic" style:text-underline-style="none" style:font-size-asian="16pt" style:font-style-asian="italic" style:font-size-complex="16pt" style:font-style-complex="italic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Н</text:span><text:span text:style-name="T1">е</text:span><text:span text:style-name="T1">й</text:span><text:span text:style-name="T1">р</text:span><text:span text:style-name="T1">о</text:span><text:span text:style-name="T1">с</text:span><text:span text:style-name="T1">е</text:span><text:span text:style-name="T1">т</text:span><text:span text:style-name="T1">е</text:span><text:span text:style-name="T1">в</text:span><text:span text:style-name="T1">ы</text:span><text:span text:style-name="T1">е </text:span><text:span text:style-name="T1">я</text:span><text:span text:style-name="T1">з</text:span><text:span text:style-name="T1">ы</text:span><text:span text:style-name="T1">к</text:span><text:span text:style-name="T1">о</text:span><text:span text:style-name="T1">в</text:span><text:span text:style-name="T1">ы</text:span><text:span text:style-name="T1">е </text:span><text:span text:style-name="T1">м</text:span><text:span text:style-name="T1">о</text:span><text:span text:style-name="T1">д</text:span><text:span text:style-name="T1">е</text:span><text:span text:style-name="T1">л</text:span><text:span text:style-name="T1">и</text:span></text:p>
            <text:p><text:span text:style-name="T1"/></text:p>
            <text:p><text:span text:style-name="T2">Е</text:span><text:span text:style-name="T2">вг</text:span><text:span text:style-name="T2">е</text:span><text:span text:style-name="T2">н</text:span><text:span text:style-name="T2">и</text:span><text:span text:style-name="T2">й </text:span><text:span text:style-name="T2">Б</text:span><text:span text:style-name="T2">о</text:span><text:span text:style-name="T2">р</text:span><text:span text:style-name="T2">и</text:span><text:span text:style-name="T2">с</text:span><text:span text:style-name="T2">о</text:span><text:span text:style-name="T2">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draw:style-name="gr2" draw:text-style-name="P3" draw:layer="layout" svg:width="19.8cm" svg:height="3.389cm" svg:x="3.2cm" svg:y="4.411cm">
          <draw:text-box>
            <text:p text:style-name="P2"><text:span text:style-name="T4"/></text:p>
            <text:p text:style-name="P2"><text:span text:style-name="T4">Яз</text:span><text:span text:style-name="T4">ык</text:span><text:span text:style-name="T4">ов</text:span><text:span text:style-name="T4">ая </text:span><text:span text:style-name="T4">мо</text:span><text:span text:style-name="T4">де</text:span><text:span text:style-name="T4">ль </text:span></text:p>
            <text:p text:style-name="P2"><text:span text:style-name="T4">- </text:span><text:span text:style-name="T5">пр</text:span><text:span text:style-name="T5">ед</text:span><text:span text:style-name="T5">ск</text:span><text:span text:style-name="T5">аз</text:span><text:span text:style-name="T5">ыв</text:span><text:span text:style-name="T5">ае</text:span><text:span text:style-name="T5">м </text:span><text:span text:style-name="T5">сл</text:span><text:span text:style-name="T5">ед</text:span><text:span text:style-name="T5">ую</text:span><text:span text:style-name="T5">ще</text:span><text:span text:style-name="T5">е </text:span><text:span text:style-name="T5">сл</text:span><text:span text:style-name="T5">ов</text:span><text:span text:style-name="T5">о </text:span><text:span text:style-name="T5">на </text:span><text:span text:style-name="T5">ос</text:span><text:span text:style-name="T5">но</text:span><text:span text:style-name="T5">ве </text:span><text:span text:style-name="T5">пр</text:span><text:span text:style-name="T5">ед</text:span><text:span text:style-name="T5">ыд</text:span><text:span text:style-name="T5">ущ</text:span><text:span text:style-name="T5">их</text:span></text:p>
            <text:p text:style-name="P2"><text:span text:style-name="T5">- </text:span><text:span text:style-name="T5">оц</text:span><text:span text:style-name="T5">ен</text:span><text:span text:style-name="T5">ка </text:span><text:span text:style-name="T5">(в</text:span><text:span text:style-name="T5">ер</text:span><text:span text:style-name="T5">оя</text:span><text:span text:style-name="T5">тн</text:span><text:span text:style-name="T5">ос</text:span><text:span text:style-name="T5">ть</text:span><text:span text:style-name="T5">) </text:span><text:span text:style-name="T5">со</text:span><text:span text:style-name="T5">вм</text:span><text:span text:style-name="T5">ес</text:span><text:span text:style-name="T5">ти</text:span><text:span text:style-name="T5">мо</text:span><text:span text:style-name="T5">ст</text:span><text:span text:style-name="T5">и </text:span><text:span text:style-name="T5">це</text:span><text:span text:style-name="T5">по</text:span><text:span text:style-name="T5">чк</text:span><text:span text:style-name="T5">и </text:span><text:span text:style-name="T5">сл</text:span><text:span text:style-name="T5">ов</text:span></text:p>
          </draw:text-box>
        </draw:frame>
        <draw:frame presentation:style-name="pr3" draw:text-style-name="P5" draw:layer="layout" svg:width="20.2cm" svg:height="1.343cm" svg:x="0.8cm" svg:y="2.058cm" presentation:class="title" presentation:user-transformed="true">
          <draw:text-box>
            <text:p text:style-name="P4"><text:span text:style-name="T6">Н</text:span><text:span text:style-name="T6">е</text:span><text:span text:style-name="T6">й</text:span><text:span text:style-name="T6">р</text:span><text:span text:style-name="T6">о</text:span><text:span text:style-name="T6">с</text:span><text:span text:style-name="T6">е</text:span><text:span text:style-name="T6">т</text:span><text:span text:style-name="T6">е</text:span><text:span text:style-name="T6">в</text:span><text:span text:style-name="T6">ы</text:span><text:span text:style-name="T6">е </text:span><text:span text:style-name="T6">я</text:span><text:span text:style-name="T6">з</text:span><text:span text:style-name="T6">ы</text:span><text:span text:style-name="T6">к</text:span><text:span text:style-name="T6">о</text:span><text:span text:style-name="T6">в</text:span><text:span text:style-name="T6">ы</text:span><text:span text:style-name="T6">е </text:span><text:span text:style-name="T6">м</text:span><text:span text:style-name="T6">о</text:span><text:span text:style-name="T6">д</text:span><text:span text:style-name="T6">е</text:span><text:span text:style-name="T6">л</text:span><text:span text:style-name="T6">и</text:span></text:p>
          </draw:text-box>
        </draw:frame>
        <draw:frame draw:style-name="gr3" draw:text-style-name="P3" draw:layer="layout" svg:width="16.6cm" svg:height="2.4cm" svg:x="9cm" svg:y="16cm">
          <draw:text-box>
            <text:p text:style-name="P2"><text:span text:style-name="T5">P </text:span><text:span text:style-name="T5">- </text:span><text:span text:style-name="T5">ве</text:span><text:span text:style-name="T5">ро</text:span><text:span text:style-name="T5">ят</text:span><text:span text:style-name="T5">но</text:span><text:span text:style-name="T5">ст</text:span><text:span text:style-name="T5">ь </text:span><text:span text:style-name="T5">со</text:span><text:span text:style-name="T5">вм</text:span><text:span text:style-name="T5">ес</text:span><text:span text:style-name="T5">но</text:span><text:span text:style-name="T5">го </text:span><text:span text:style-name="T5">ис</text:span><text:span text:style-name="T5">по</text:span><text:span text:style-name="T5">ль</text:span><text:span text:style-name="T5">зо</text:span><text:span text:style-name="T5">ва</text:span><text:span text:style-name="T5">ни</text:span><text:span text:style-name="T5">я </text:span><text:span text:style-name="T5">сл</text:span><text:span text:style-name="T5">ов</text:span></text:p>
            <text:p text:style-name="P2"><text:span text:style-name="T5"/></text:p>
            <text:p text:style-name="P2"><text:span text:style-name="T5">С(</text:span><text:span text:style-name="T5">w) </text:span><text:span text:style-name="T5">— </text:span><text:span text:style-name="T5">ко</text:span><text:span text:style-name="T5">ли</text:span><text:span text:style-name="T5">че</text:span><text:span text:style-name="T5">ст</text:span><text:span text:style-name="T5">во </text:span><text:span text:style-name="T5">сл</text:span><text:span text:style-name="T5">ов </text:span><text:span text:style-name="T5">w </text:span><text:span text:style-name="T5">в </text:span><text:span text:style-name="T5">те</text:span><text:span text:style-name="T5">кс</text:span><text:span text:style-name="T5">те</text:span></text:p>
          </draw:text-box>
        </draw:frame>
        <draw:frame draw:style-name="gr4" draw:text-style-name="P6" draw:layer="layout" svg:width="8.176cm" svg:height="1.963cm" svg:x="11.6cm" svg:y="13.2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4" draw:text-style-name="P6" draw:layer="layout" svg:width="9.045cm" svg:height="1.936cm" svg:x="3.804cm" svg:y="10.064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5" draw:text-style-name="P7" draw:layer="layout" svg:width="14.049cm" svg:height="0.904cm" svg:x="1.8cm" svg:y="8.528cm">
          <draw:text-box>
            <text:p><text:span text:style-name="T4">Оц</text:span><text:span text:style-name="T4">ен</text:span><text:span text:style-name="T4">ка </text:span><text:span text:style-name="T4">це</text:span><text:span text:style-name="T4">по</text:span><text:span text:style-name="T4">чк</text:span><text:span text:style-name="T4">и </text:span><text:span text:style-name="T4">сл</text:span><text:span text:style-name="T4">ов </text:span><text:span text:style-name="T4">(б</text:span><text:span text:style-name="T4">иг</text:span><text:span text:style-name="T4">ра</text:span><text:span text:style-name="T4">мм</text:span><text:span text:style-name="T4">на</text:span><text:span text:style-name="T4">я </text:span><text:span text:style-name="T4">мо</text:span><text:span text:style-name="T4">де</text:span><text:span text:style-name="T4">ль</text:span><text:span text:style-name="T4">):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5" draw:layer="layout" svg:width="20.2cm" svg:height="1.343cm" svg:x="0.8cm" svg:y="2.057cm" presentation:class="title" presentation:user-transformed="true">
          <draw:text-box>
            <text:p text:style-name="P4"><text:span text:style-name="T6">Н</text:span><text:span text:style-name="T6">е</text:span><text:span text:style-name="T6">й</text:span><text:span text:style-name="T6">р</text:span><text:span text:style-name="T6">о</text:span><text:span text:style-name="T6">с</text:span><text:span text:style-name="T6">е</text:span><text:span text:style-name="T6">т</text:span><text:span text:style-name="T6">е</text:span><text:span text:style-name="T6">в</text:span><text:span text:style-name="T6">ы</text:span><text:span text:style-name="T6">е </text:span><text:span text:style-name="T6">я</text:span><text:span text:style-name="T6">з</text:span><text:span text:style-name="T6">ы</text:span><text:span text:style-name="T6">к</text:span><text:span text:style-name="T6">о</text:span><text:span text:style-name="T6">в</text:span><text:span text:style-name="T6">ы</text:span><text:span text:style-name="T6">е </text:span><text:span text:style-name="T6">м</text:span><text:span text:style-name="T6">о</text:span><text:span text:style-name="T6">д</text:span><text:span text:style-name="T6">е</text:span><text:span text:style-name="T6">л</text:span><text:span text:style-name="T6">и</text:span></text:p>
          </draw:text-box>
        </draw:frame>
        <draw:custom-shape draw:style-name="gr6" draw:text-style-name="P9" xml:id="id1" draw:id="id1" draw:layer="layout" svg:width="7.8cm" svg:height="2.2cm" svg:x="8cm" svg:y="4.2cm">
          <text:p text:style-name="P9"><text:span text:style-name="T7">нейросетевые LM</text:span></text:p>
          <draw:enhanced-geometry svg:viewBox="0 0 21600 21600" draw:type="rectangle" draw:enhanced-path="M 0 0 L 21600 0 21600 21600 0 21600 0 0 Z N"/>
        </draw:custom-shape>
        <draw:custom-shape draw:style-name="gr7" draw:text-style-name="P9" xml:id="id2" draw:id="id2" draw:layer="layout" svg:width="6.4cm" svg:height="1.8cm" svg:x="3.2cm" svg:y="6.8cm">
          <text:p text:style-name="P9"><text:span text:style-name="T7">рекуррентная схема</text:span></text:p>
          <draw:enhanced-geometry svg:viewBox="0 0 21600 21600" draw:type="rectangle" draw:enhanced-path="M 0 0 L 21600 0 21600 21600 0 21600 0 0 Z N"/>
        </draw:custom-shape>
        <draw:custom-shape draw:style-name="gr8" draw:text-style-name="P9" xml:id="id3" draw:id="id3" draw:layer="layout" svg:width="7.8cm" svg:height="2.2cm" svg:x="13.2cm" svg:y="7.8cm">
          <text:p text:style-name="P9"><text:span text:style-name="T7">схема</text:span></text:p>
          <text:p text:style-name="P9"><text:span text:style-name="T7">прямого распространения</text:span></text:p>
          <draw:enhanced-geometry svg:viewBox="0 0 21600 21600" draw:type="rectangle" draw:enhanced-path="M 0 0 L 21600 0 21600 21600 0 21600 0 0 Z N"/>
        </draw:custom-shape>
        <draw:custom-shape draw:style-name="gr9" draw:text-style-name="P9" xml:id="id6" draw:id="id6" draw:layer="layout" svg:width="5.4cm" svg:height="1.8cm" svg:x="14.4cm" svg:y="11.6cm">
          <text:p text:style-name="P9"><text:span text:style-name="T7">Self-Attention,</text:span></text:p>
          <text:p text:style-name="P9"><text:span text:style-name="T7">Transformer 2017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xml:id="id7" draw:id="id7" draw:layer="layout" svg:width="4.4cm" svg:height="1.2cm" svg:x="11.8cm" svg:y="14.4cm">
          <text:p text:style-name="P9"><text:span text:style-name="T7">BERT 2018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8" draw:id="id8" draw:layer="layout" svg:width="4.4cm" svg:height="3cm" svg:x="19.6cm" svg:y="14.2cm">
          <text:p text:style-name="P9"><text:span text:style-name="T7">GPT <text:s text:c="2"/>2018</text:span></text:p>
          <text:p text:style-name="P9"><text:span text:style-name="T7">GPT2 2019</text:span></text:p>
          <text:p text:style-name="P9"><text:span text:style-name="T7">GPT3 2020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xml:id="id5" draw:id="id5" draw:layer="layout" svg:width="4.4cm" svg:height="2.2cm" svg:x="4.2cm" svg:y="13.4cm">
          <text:p text:style-name="P9"><text:span text:style-name="T7">Attention,</text:span></text:p>
          <text:p text:style-name="P9"><text:span text:style-name="T7">ELMo 2018</text:span></text:p>
          <draw:enhanced-geometry svg:viewBox="0 0 21600 21600" draw:type="rectangle" draw:enhanced-path="M 0 0 L 21600 0 21600 21600 0 21600 0 0 Z N"/>
        </draw:custom-shape>
        <draw:connector draw:style-name="gr13" draw:text-style-name="P10" draw:layer="layout" svg:x1="8cm" svg:y1="5.3cm" svg:x2="6.4cm" svg:y2="6.8cm" draw:start-shape="id1" draw:start-glue-point="3" draw:end-shape="id2" draw:end-glue-point="0" svg:d="M8000 5300h-1600v1500" svg:viewBox="0 0 1601 1501">
          <text:p/>
        </draw:connector>
        <draw:connector draw:style-name="gr14" draw:text-style-name="P10" draw:layer="layout" svg:x1="15.8cm" svg:y1="5.3cm" svg:x2="17.1cm" svg:y2="7.8cm" draw:start-shape="id1" draw:start-glue-point="1" draw:end-shape="id3" draw:end-glue-point="0" svg:d="M15800 5300h1300v2500" svg:viewBox="0 0 1301 2501">
          <text:p/>
        </draw:connector>
        <draw:connector draw:style-name="gr15" draw:text-style-name="P10" draw:layer="layout" draw:type="line" svg:x1="6.4cm" svg:y1="8.6cm" svg:x2="6.4cm" svg:y2="9.4cm" draw:start-shape="id2" draw:start-glue-point="2" draw:end-shape="id4" draw:end-glue-point="0" svg:d="M6400 8600v800" svg:viewBox="0 0 1 801">
          <text:p/>
        </draw:connector>
        <draw:connector draw:style-name="gr16" draw:text-style-name="P10" draw:layer="layout" draw:type="line" svg:x1="6.4cm" svg:y1="12.6cm" svg:x2="6.4cm" svg:y2="13.4cm" draw:start-shape="id4" draw:start-glue-point="2" draw:end-shape="id5" draw:end-glue-point="0" svg:d="M6400 12600v800" svg:viewBox="0 0 1 801">
          <text:p/>
        </draw:connector>
        <draw:connector draw:style-name="gr17" draw:text-style-name="P10" draw:layer="layout" draw:type="line" svg:x1="17.1cm" svg:y1="10cm" svg:x2="17.1cm" svg:y2="11.6cm" draw:start-shape="id3" draw:start-glue-point="2" draw:end-shape="id6" draw:end-glue-point="0" svg:d="M17100 10000v1600" svg:viewBox="0 0 1 1601">
          <text:p/>
        </draw:connector>
        <draw:connector draw:style-name="gr18" draw:text-style-name="P10" draw:layer="layout" svg:x1="14.4cm" svg:y1="12.5cm" svg:x2="14cm" svg:y2="14.4cm" draw:start-shape="id6" draw:start-glue-point="3" draw:end-shape="id7" draw:end-glue-point="0" svg:d="M14400 12500h-400v1900" svg:viewBox="0 0 401 1901">
          <text:p/>
        </draw:connector>
        <draw:connector draw:style-name="gr19" draw:text-style-name="P10" draw:layer="layout" svg:x1="19.8cm" svg:y1="12.5cm" svg:x2="21.8cm" svg:y2="14.2cm" draw:start-shape="id6" draw:start-glue-point="1" draw:end-shape="id8" draw:end-glue-point="0" svg:d="M19800 12500h2000v1700" svg:viewBox="0 0 2001 1701">
          <text:p/>
        </draw:connector>
        <draw:custom-shape draw:style-name="gr20" draw:text-style-name="P9" xml:id="id4" draw:id="id4" draw:layer="layout" svg:width="6.8cm" svg:height="3.2cm" svg:x="3cm" svg:y="9.4cm">
          <text:p text:style-name="P9"><text:span text:style-name="T8">схема SEQ2SEQ</text:span></text:p>
          <text:p text:style-name="P9"><text:span text:style-name="T8"><text:s/></text:span></text:p>
          <text:p text:style-name="P9"><text:span text:style-name="T8">LSTM </text:span><text:span text:style-name="T7">2014</text:span></text:p>
          <text:p text:style-name="P9"><text:span text:style-name="T7">BiLSTM 2017</text:span></text:p>
          <draw:enhanced-geometry svg:viewBox="0 0 21600 21600" draw:type="rectangle" draw:enhanced-path="M 0 0 L 21600 0 21600 21600 0 21600 0 0 Z N"/>
        </draw:custom-shap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2" draw:text-style-name="P3" draw:layer="layout" svg:width="19.8cm" svg:height="3.389cm" svg:x="3.2cm" svg:y="4.411cm">
          <draw:text-box>
            <text:p text:style-name="P2"><text:span text:style-name="T4"/></text:p>
            <text:p text:style-name="P2"><text:span text:style-name="T4">Пр</text:span><text:span text:style-name="T4">ос</text:span><text:span text:style-name="T4">та</text:span><text:span text:style-name="T4">я </text:span><text:span text:style-name="T4">сх</text:span><text:span text:style-name="T4">ем</text:span><text:span text:style-name="T4">а </text:span><text:span text:style-name="T4">с </text:span><text:span text:style-name="T4">ре</text:span><text:span text:style-name="T4">ку</text:span><text:span text:style-name="T4">рр</text:span><text:span text:style-name="T4">ен</text:span><text:span text:style-name="T4">тн</text:span><text:span text:style-name="T4">ой </text:span><text:span text:style-name="T4">се</text:span><text:span text:style-name="T4">ть</text:span><text:span text:style-name="T4">ю</text:span></text:p>
          </draw:text-box>
        </draw:frame>
        <draw:frame presentation:style-name="pr5" draw:text-style-name="P5" draw:layer="layout" svg:width="20.2cm" svg:height="1.343cm" svg:x="0.8cm" svg:y="2.058cm" presentation:class="title" presentation:user-transformed="true">
          <draw:text-box>
            <text:p text:style-name="P4"><text:span text:style-name="T6">Н</text:span><text:span text:style-name="T6">е</text:span><text:span text:style-name="T6">й</text:span><text:span text:style-name="T6">р</text:span><text:span text:style-name="T6">о</text:span><text:span text:style-name="T6">с</text:span><text:span text:style-name="T6">е</text:span><text:span text:style-name="T6">т</text:span><text:span text:style-name="T6">е</text:span><text:span text:style-name="T6">в</text:span><text:span text:style-name="T6">ы</text:span><text:span text:style-name="T6">е </text:span><text:span text:style-name="T6">я</text:span><text:span text:style-name="T6">з</text:span><text:span text:style-name="T6">ы</text:span><text:span text:style-name="T6">к</text:span><text:span text:style-name="T6">о</text:span><text:span text:style-name="T6">в</text:span><text:span text:style-name="T6">ы</text:span><text:span text:style-name="T6">е </text:span><text:span text:style-name="T6">м</text:span><text:span text:style-name="T6">о</text:span><text:span text:style-name="T6">д</text:span><text:span text:style-name="T6">е</text:span><text:span text:style-name="T6">л</text:span><text:span text:style-name="T6">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4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draw:style-name="gr2" draw:text-style-name="P3" draw:layer="layout" svg:width="19.8cm" svg:height="3.389cm" svg:x="3.2cm" svg:y="4.411cm">
          <draw:text-box>
            <text:p text:style-name="P2"><text:span text:style-name="T4"/></text:p>
            <text:p text:style-name="P2"><text:span text:style-name="T4">Сх</text:span><text:span text:style-name="T4">ем</text:span><text:span text:style-name="T4">а </text:span><text:span text:style-name="T4">SE</text:span><text:span text:style-name="T4">Q2</text:span><text:span text:style-name="T4">SE</text:span><text:span text:style-name="T4">Q</text:span></text:p>
          </draw:text-box>
        </draw:frame>
        <draw:frame presentation:style-name="pr6" draw:text-style-name="P5" draw:layer="layout" svg:width="20.2cm" svg:height="1.343cm" svg:x="0.8cm" svg:y="2.058cm" presentation:class="title" presentation:user-transformed="true">
          <draw:text-box>
            <text:p text:style-name="P4"><text:span text:style-name="T6">Н</text:span><text:span text:style-name="T6">е</text:span><text:span text:style-name="T6">й</text:span><text:span text:style-name="T6">р</text:span><text:span text:style-name="T6">о</text:span><text:span text:style-name="T6">с</text:span><text:span text:style-name="T6">е</text:span><text:span text:style-name="T6">т</text:span><text:span text:style-name="T6">е</text:span><text:span text:style-name="T6">в</text:span><text:span text:style-name="T6">ы</text:span><text:span text:style-name="T6">е </text:span><text:span text:style-name="T6">я</text:span><text:span text:style-name="T6">з</text:span><text:span text:style-name="T6">ы</text:span><text:span text:style-name="T6">к</text:span><text:span text:style-name="T6">о</text:span><text:span text:style-name="T6">в</text:span><text:span text:style-name="T6">ы</text:span><text:span text:style-name="T6">е </text:span><text:span text:style-name="T6">м</text:span><text:span text:style-name="T6">о</text:span><text:span text:style-name="T6">д</text:span><text:span text:style-name="T6">е</text:span><text:span text:style-name="T6">л</text:span><text:span text:style-name="T6">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5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2" draw:text-style-name="P3" draw:layer="layout" svg:width="19.8cm" svg:height="3.389cm" svg:x="3.2cm" svg:y="4.411cm">
          <draw:text-box>
            <text:p text:style-name="P2"><text:span text:style-name="T4"/></text:p>
            <text:p text:style-name="P2"><text:span text:style-name="T4">Дв</text:span><text:span text:style-name="T4">ун</text:span><text:span text:style-name="T4">ап</text:span><text:span text:style-name="T4">ра</text:span><text:span text:style-name="T4">вл</text:span><text:span text:style-name="T4">ен</text:span><text:span text:style-name="T4">на</text:span><text:span text:style-name="T4">я </text:span><text:span text:style-name="T4">сх</text:span><text:span text:style-name="T4">ем</text:span><text:span text:style-name="T4">а </text:span><text:span text:style-name="T4">SE</text:span><text:span text:style-name="T4">Q2</text:span><text:span text:style-name="T4">SE</text:span><text:span text:style-name="T4">Q</text:span></text:p>
          </draw:text-box>
        </draw:frame>
        <draw:frame presentation:style-name="pr7" draw:text-style-name="P5" draw:layer="layout" svg:width="20.2cm" svg:height="1.343cm" svg:x="0.8cm" svg:y="2.058cm" presentation:class="title" presentation:user-transformed="true">
          <draw:text-box>
            <text:p text:style-name="P4"><text:span text:style-name="T6">Н</text:span><text:span text:style-name="T6">е</text:span><text:span text:style-name="T6">й</text:span><text:span text:style-name="T6">р</text:span><text:span text:style-name="T6">о</text:span><text:span text:style-name="T6">с</text:span><text:span text:style-name="T6">е</text:span><text:span text:style-name="T6">т</text:span><text:span text:style-name="T6">е</text:span><text:span text:style-name="T6">в</text:span><text:span text:style-name="T6">ы</text:span><text:span text:style-name="T6">е </text:span><text:span text:style-name="T6">я</text:span><text:span text:style-name="T6">з</text:span><text:span text:style-name="T6">ы</text:span><text:span text:style-name="T6">к</text:span><text:span text:style-name="T6">о</text:span><text:span text:style-name="T6">в</text:span><text:span text:style-name="T6">ы</text:span><text:span text:style-name="T6">е </text:span><text:span text:style-name="T6">м</text:span><text:span text:style-name="T6">о</text:span><text:span text:style-name="T6">д</text:span><text:span text:style-name="T6">е</text:span><text:span text:style-name="T6">л</text:span><text:span text:style-name="T6">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6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2" draw:text-style-name="P3" draw:layer="layout" svg:width="19.8cm" svg:height="3.389cm" svg:x="3.2cm" svg:y="4.411cm">
          <draw:text-box>
            <text:p text:style-name="P2"><text:span text:style-name="T4"/></text:p>
            <text:p text:style-name="P2"><text:span text:style-name="T4">Ме</text:span><text:span text:style-name="T4">ха</text:span><text:span text:style-name="T4">ни</text:span><text:span text:style-name="T4">зм </text:span><text:span text:style-name="T4">вн</text:span><text:span text:style-name="T4">им</text:span><text:span text:style-name="T4">ан</text:span><text:span text:style-name="T4">ия </text:span><text:span text:style-name="T4">(a</text:span><text:span text:style-name="T4">tt</text:span><text:span text:style-name="T4">en</text:span><text:span text:style-name="T4">ti</text:span><text:span text:style-name="T4">on</text:span><text:span text:style-name="T4">)</text:span></text:p>
            <text:p text:style-name="P2"><text:span text:style-name="T4"/></text:p>
            <text:p text:style-name="P2"><text:span text:style-name="T4">Мо</text:span><text:span text:style-name="T4">де</text:span><text:span text:style-name="T4">ль </text:span><text:span text:style-name="T4">EL</text:span><text:span text:style-name="T4">Mo </text:span><text:span text:style-name="T4">(E</text:span><text:span text:style-name="T4">mb</text:span><text:span text:style-name="T4">ed</text:span><text:span text:style-name="T4">di</text:span><text:span text:style-name="T4">ng</text:span><text:span text:style-name="T4">s </text:span><text:span text:style-name="T4">fr</text:span><text:span text:style-name="T4">om </text:span><text:span text:style-name="T4">La</text:span><text:span text:style-name="T4">ng</text:span><text:span text:style-name="T4">ua</text:span><text:span text:style-name="T4">ge </text:span><text:span text:style-name="T4">Mo</text:span><text:span text:style-name="T4">de</text:span><text:span text:style-name="T4">ls</text:span><text:span text:style-name="T4">) </text:span></text:p>
          </draw:text-box>
        </draw:frame>
        <draw:frame presentation:style-name="pr8" draw:text-style-name="P5" draw:layer="layout" svg:width="20.2cm" svg:height="1.343cm" svg:x="0.8cm" svg:y="2.058cm" presentation:class="title" presentation:user-transformed="true">
          <draw:text-box>
            <text:p text:style-name="P4"><text:span text:style-name="T6">Н</text:span><text:span text:style-name="T6">е</text:span><text:span text:style-name="T6">й</text:span><text:span text:style-name="T6">р</text:span><text:span text:style-name="T6">о</text:span><text:span text:style-name="T6">с</text:span><text:span text:style-name="T6">е</text:span><text:span text:style-name="T6">т</text:span><text:span text:style-name="T6">е</text:span><text:span text:style-name="T6">в</text:span><text:span text:style-name="T6">ы</text:span><text:span text:style-name="T6">е </text:span><text:span text:style-name="T6">я</text:span><text:span text:style-name="T6">з</text:span><text:span text:style-name="T6">ы</text:span><text:span text:style-name="T6">к</text:span><text:span text:style-name="T6">о</text:span><text:span text:style-name="T6">в</text:span><text:span text:style-name="T6">ы</text:span><text:span text:style-name="T6">е </text:span><text:span text:style-name="T6">м</text:span><text:span text:style-name="T6">о</text:span><text:span text:style-name="T6">д</text:span><text:span text:style-name="T6">е</text:span><text:span text:style-name="T6">л</text:span><text:span text:style-name="T6">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7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2" draw:text-style-name="P3" draw:layer="layout" svg:width="19.8cm" svg:height="3.389cm" svg:x="2.6cm" svg:y="5.2cm">
          <draw:text-box>
            <text:p text:style-name="P2"><text:span text:style-name="T4">Мо</text:span><text:span text:style-name="T4">де</text:span><text:span text:style-name="T4">ль </text:span><text:span text:style-name="T4">Tr</text:span><text:span text:style-name="T4">an</text:span><text:span text:style-name="T4">sf</text:span><text:span text:style-name="T4">or</text:span><text:span text:style-name="T4">me</text:span><text:span text:style-name="T4">r </text:span><text:span text:style-name="T4">и </text:span><text:span text:style-name="T4">ме</text:span><text:span text:style-name="T4">ха</text:span><text:span text:style-name="T4">ни</text:span><text:span text:style-name="T4">зм </text:span><text:span text:style-name="T4">se</text:span><text:span text:style-name="T4">lf</text:span><text:span text:style-name="T4">-</text:span><text:span text:style-name="T4">at</text:span><text:span text:style-name="T4">te</text:span><text:span text:style-name="T4">nt</text:span><text:span text:style-name="T4">io</text:span><text:span text:style-name="T4">n</text:span></text:p>
            <text:p text:style-name="P2"><text:span text:style-name="T4"/></text:p>
            <text:p text:style-name="P2"><text:span text:style-name="T4"><text:s/></text:span></text:p>
          </draw:text-box>
        </draw:frame>
        <draw:frame presentation:style-name="pr9" draw:text-style-name="P5" draw:layer="layout" svg:width="20.2cm" svg:height="1.343cm" svg:x="0.8cm" svg:y="2.058cm" presentation:class="title" presentation:user-transformed="true">
          <draw:text-box>
            <text:p text:style-name="P4"><text:span text:style-name="T6">Н</text:span><text:span text:style-name="T6">е</text:span><text:span text:style-name="T6">й</text:span><text:span text:style-name="T6">р</text:span><text:span text:style-name="T6">о</text:span><text:span text:style-name="T6">с</text:span><text:span text:style-name="T6">е</text:span><text:span text:style-name="T6">т</text:span><text:span text:style-name="T6">е</text:span><text:span text:style-name="T6">в</text:span><text:span text:style-name="T6">ы</text:span><text:span text:style-name="T6">е </text:span><text:span text:style-name="T6">я</text:span><text:span text:style-name="T6">з</text:span><text:span text:style-name="T6">ы</text:span><text:span text:style-name="T6">к</text:span><text:span text:style-name="T6">о</text:span><text:span text:style-name="T6">в</text:span><text:span text:style-name="T6">ы</text:span><text:span text:style-name="T6">е </text:span><text:span text:style-name="T6">м</text:span><text:span text:style-name="T6">о</text:span><text:span text:style-name="T6">д</text:span><text:span text:style-name="T6">е</text:span><text:span text:style-name="T6">л</text:span><text:span text:style-name="T6">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8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2" draw:text-style-name="P3" draw:layer="layout" svg:width="19.8cm" svg:height="3.389cm" svg:x="2.6cm" svg:y="5.2cm">
          <draw:text-box>
            <text:p text:style-name="P2"><text:span text:style-name="T4">Мо</text:span><text:span text:style-name="T4">де</text:span><text:span text:style-name="T4">ли </text:span><text:span text:style-name="T4">GP</text:span><text:span text:style-name="T4">T</text:span></text:p>
            <text:p text:style-name="P2"><text:span text:style-name="T4"/></text:p>
            <text:p text:style-name="P2"><text:span text:style-name="T4"><text:s/></text:span></text:p>
          </draw:text-box>
        </draw:frame>
        <draw:frame presentation:style-name="pr10" draw:text-style-name="P5" draw:layer="layout" svg:width="20.2cm" svg:height="1.343cm" svg:x="0.8cm" svg:y="2.058cm" presentation:class="title" presentation:user-transformed="true">
          <draw:text-box>
            <text:p text:style-name="P4"><text:span text:style-name="T6">Н</text:span><text:span text:style-name="T6">е</text:span><text:span text:style-name="T6">й</text:span><text:span text:style-name="T6">р</text:span><text:span text:style-name="T6">о</text:span><text:span text:style-name="T6">с</text:span><text:span text:style-name="T6">е</text:span><text:span text:style-name="T6">т</text:span><text:span text:style-name="T6">е</text:span><text:span text:style-name="T6">в</text:span><text:span text:style-name="T6">ы</text:span><text:span text:style-name="T6">е </text:span><text:span text:style-name="T6">я</text:span><text:span text:style-name="T6">з</text:span><text:span text:style-name="T6">ы</text:span><text:span text:style-name="T6">к</text:span><text:span text:style-name="T6">о</text:span><text:span text:style-name="T6">в</text:span><text:span text:style-name="T6">ы</text:span><text:span text:style-name="T6">е </text:span><text:span text:style-name="T6">м</text:span><text:span text:style-name="T6">о</text:span><text:span text:style-name="T6">д</text:span><text:span text:style-name="T6">е</text:span><text:span text:style-name="T6">л</text:span><text:span text:style-name="T6">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9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draw:style-name="gr2" draw:text-style-name="P3" draw:layer="layout" svg:width="19.8cm" svg:height="3.389cm" svg:x="2.6cm" svg:y="5.2cm">
          <draw:text-box>
            <text:p text:style-name="P2"><text:span text:style-name="T4">Мо</text:span><text:span text:style-name="T4">де</text:span><text:span text:style-name="T4">ль </text:span><text:span text:style-name="T4">BE</text:span><text:span text:style-name="T4">RT</text:span></text:p>
            <text:p text:style-name="P2"><text:span text:style-name="T4"/></text:p>
            <text:p text:style-name="P2"><text:span text:style-name="T4"><text:s/></text:span></text:p>
          </draw:text-box>
        </draw:frame>
        <draw:frame presentation:style-name="pr11" draw:text-style-name="P5" draw:layer="layout" svg:width="20.2cm" svg:height="1.343cm" svg:x="0.8cm" svg:y="2.058cm" presentation:class="title" presentation:user-transformed="true">
          <draw:text-box>
            <text:p text:style-name="P4"><text:span text:style-name="T6">Н</text:span><text:span text:style-name="T6">е</text:span><text:span text:style-name="T6">й</text:span><text:span text:style-name="T6">р</text:span><text:span text:style-name="T6">о</text:span><text:span text:style-name="T6">с</text:span><text:span text:style-name="T6">е</text:span><text:span text:style-name="T6">т</text:span><text:span text:style-name="T6">е</text:span><text:span text:style-name="T6">в</text:span><text:span text:style-name="T6">ы</text:span><text:span text:style-name="T6">е </text:span><text:span text:style-name="T6">я</text:span><text:span text:style-name="T6">з</text:span><text:span text:style-name="T6">ы</text:span><text:span text:style-name="T6">к</text:span><text:span text:style-name="T6">о</text:span><text:span text:style-name="T6">в</text:span><text:span text:style-name="T6">ы</text:span><text:span text:style-name="T6">е </text:span><text:span text:style-name="T6">м</text:span><text:span text:style-name="T6">о</text:span><text:span text:style-name="T6">д</text:span><text:span text:style-name="T6">е</text:span><text:span text:style-name="T6">л</text:span><text:span text:style-name="T6">и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0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draw:style-name="gr21" draw:text-style-name="P13" draw:layer="layout" svg:width="25.2cm" svg:height="14.459cm" svg:x="1.4cm" svg:y="4.741cm">
          <draw:text-box>
            <text:p text:style-name="P11"><text:span text:style-name="T9">git clone </text:span><text:span text:style-name="T10">https://github.com/m</text:span><text:span text:style-name="T10">echanoid5/ml_nlp.git</text:span></text:p>
            <text:p text:style-name="P11"><text:span text:style-name="T9"/></text:p>
            <text:p text:style-name="P12"><text:span text:style-name="T9"/></text:p>
            <text:p text:style-name="P12"><text:span text:style-name="T9">Евгений Борисов <text:s text:c="3"/></text:span><text:span text:style-name="T9">Рекуррентная сеть </text:span><text:span text:style-name="T9">LSTM</text:span></text:p>
            <text:p text:style-name="P11"><text:span text:style-name="T9"><text:a xlink:href="http://mechanoid.su/neural-net-lstm.html" xlink:type="simple">http://mechanoid.su/neural-net-lstm.html</text:a></text:span></text:p>
            <text:p text:style-name="P11"><text:span text:style-name="T9"/></text:p>
            <text:p text:style-name="P11"><text:span text:style-name="T9">Kyunghyun Cho, Bart </text:span><text:span text:style-name="T9">van Merrienboer, </text:span><text:span text:style-name="T9">Caglar Gulcehre, </text:span><text:span text:style-name="T9">Dzmitry Bahdanau, </text:span><text:span text:style-name="T9">Fethi Bougares, </text:span><text:span text:style-name="T9">Holger Schwenk, </text:span><text:span text:style-name="T9">Yoshua Bengio</text:span></text:p>
            <text:p text:style-name="P11"><text:span text:style-name="T9">Learning Phrase </text:span><text:span text:style-name="T9">Representations </text:span><text:span text:style-name="T9">using RNN Encoder-</text:span><text:span text:style-name="T9">Decoder for </text:span><text:span text:style-name="T9">Statistical Machine </text:span><text:span text:style-name="T9">Translation, 3 Sep </text:span><text:span text:style-name="T9">2014</text:span></text:p>
            <text:p text:style-name="P11"><text:span text:style-name="T9"><text:a xlink:href="https://arxiv.org/abs/1406.1078" xlink:type="simple">https://arxiv.org/abs/1406.1078</text:a></text:span></text:p>
            <text:p text:style-name="P11"><text:span text:style-name="T9"/></text:p>
            <text:p text:style-name="P12"><text:span text:style-name="T11">Майоров </text:span><text:span text:style-name="T9">В.Д.</text:span></text:p>
            <text:p text:style-name="P12"><text:span text:style-name="T5">Основы обработки </text:span><text:span text:style-name="T5">текстов. Лекция </text:span><text:span text:style-name="T5">10. Языковвые </text:span><text:span text:style-name="T5">модели. ИСП РАН, </text:span><text:span text:style-name="T5">2021</text:span></text:p>
            <text:p text:style-name="P11"><text:span text:style-name="T9"><text:a xlink:href="https://www.youtube.com/watch?v=_8MGdpt4I9M" xlink:type="simple">https://www.youtube.com/watch?v=_8MGdpt4I9M</text:a></text:span></text:p>
            <text:p text:style-name="P11"><text:span text:style-name="T9"/></text:p>
            <text:p text:style-name="P11"><text:span text:style-name="T9">Нейчев Радослав</text:span></text:p>
            <text:p text:style-name="P11"><text:span text:style-name="T9">Прикладное </text:span><text:span text:style-name="T9">машинное </text:span><text:span text:style-name="T9">обучение 3. </text:span><text:span text:style-name="T9">Machine translation. </text:span><text:span text:style-name="T9">Лекторий ФПМИ, </text:span><text:span text:style-name="T9">2020</text:span></text:p>
            <text:p text:style-name="P11"><text:span text:style-name="T9"><text:a xlink:href="https://www.youtube.com/watch?v=6HibilFua-U" xlink:type="simple">https://www.youtube.com/watch?v=6HibilFua-U</text:a></text:span></text:p>
            <text:p text:style-name="P11"><text:span text:style-name="T9"/></text:p>
          </draw:text-box>
        </draw:frame>
        <draw:frame presentation:style-name="pr12" draw:text-style-name="P5" draw:layer="layout" svg:width="20.2cm" svg:height="1.343cm" svg:x="1.2cm" svg:y="2.057cm" presentation:class="title" presentation:user-transformed="true">
          <draw:text-box>
            <text:p text:style-name="P4"><text:span text:style-name="T6">Нейросетевые </text:span><text:span text:style-name="T6">языковые </text:span><text:span text:style-name="T6">модели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8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 style:font-pitch="variable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Droid Sans Mono1" svg:font-family="'Droid Sans Mono'" style:font-family-generic="swiss" style:font-pitch="variable"/>
    <style:font-face style:name="FreeSans" svg:font-family="FreeSans" style:font-family-generic="system" style:font-pitch="variable"/>
    <style:font-face style:name="Georgia" svg:font-family="Georgia" style:font-family-generic="roman" style:font-pitch="variable"/>
    <style:font-face style:name="Georgia1" svg:font-family="Georgia" style:font-pitch="variable"/>
    <style:font-face style:name="Georgia2" svg:font-family="Georgia"/>
    <style:font-face style:name="Georgia3" svg:font-family="Georgia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Normal" style:font-family-generic="swiss" style:font-pitch="variable"/>
    <style:font-face style:name="Liberation Sans3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0" draw:display-name="Стили стрелок 10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draw:marker draw:name="Стили_20_стрелок_20_9" draw:display-name="Стили стрелок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1"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 draw:auto-grow-height="true" draw:auto-grow-width="false" fo:max-height="0cm" fo:min-height="0cm">
        <text:list-style style:name="text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none" style:punctuation-wrap="simple" style:line-break="strict">
        <style:tab-stops/>
      </style:paragraph-properties>
      <style:text-properties fo:font-variant="normal" fo:text-transform="none" fo:color="#1a1a1a" loext:opacity="100%" style:text-outline="false" style:text-line-through-style="none" style:text-line-through-type="none" style:text-position="0% 100%" style:font-name="Georgia2" fo:font-family="Georgia" fo:font-size="28.5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Georgia2" style:font-family-asian="Georgia" style:font-size-asian="28.5pt" style:language-asian="zh" style:country-asian="CN" style:font-style-asian="normal" style:font-weight-asian="normal" style:font-name-complex="Georgia2" style:font-family-complex="Georgia" style:font-size-complex="28.5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ъект_20_без_20_заливки_20_и_20_линий_5f_7_5f_1" style:display-name="Объект без заливки и линий_7_1" style:family="graphic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6" style:display-name="Объект без заливки и линий_16" style:family="graphic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ъект_20_без_20_заливки_20_и_20_линий_5f_19" style:display-name="Объект без заливки и линий_19" style:family="graphic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" style:display-name="Обычный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" style:display-name="Обычный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" style:display-name="Объект без заливки и линий_19_1" style:family="graphic" style:parent-style-name="Обычный_5f_1_5f_9">
      <style:graphic-properties draw:stroke="none" draw:fill="none"/>
    </style:style>
    <style:style style:name="Объект_20_без_20_заливки_20_и_20_линий_5f_9_5f_2_5f_1" style:display-name="Объект без заливки и линий_9_2_1" style:family="graphic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2">
      <style:graphic-properties draw:stroke="none" draw:fill="none"/>
    </style:style>
    <style:style style:name="Обычный_5f_1_5f_1_5f_6" style:display-name="Обычный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" style:display-name="Обычный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" style:display-name="Обычный_3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" style:display-name="Обычный_3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4_5f_1" style:display-name="Обычный_3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" style:display-name="Обычный_3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2_5f_1" style:display-name="Объект без заливки и линий_10_2_1" style:family="graphic" style:parent-style-name="Обычный_5f_1_5f_8_5f_1">
      <style:graphic-properties draw:stroke="none" draw:fill="none"/>
    </style:style>
    <style:style style:name="Обычный_5f_1_5f_8_5f_1" style:display-name="Обычный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" style:display-name="Обычный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1" style:display-name="Обычный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" style:display-name="Обычный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" style:display-name="Объект без заливки_2_1_1" style:family="graphic" style:parent-style-name="Обычный_5f_2_5f_1">
      <style:graphic-properties svg:stroke-color="#000000" draw:fill="none"/>
    </style:style>
    <style:style style:name="Обычный_5f_3_5f_4_5f_1_5f_1" style:display-name="Обычный_3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" style:display-name="Обычный_3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6_5f_1" style:display-name="Обычный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6_5f_1" style:display-name="Обычный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2" style:display-name="Обычный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" style:display-name="Обычный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3" style:display-name="Объект без заливки и линий_23" style:family="graphic" style:parent-style-name="Обычный_5f_1">
      <style:graphic-properties draw:stroke="none" draw:fill="none"/>
    </style:style>
    <style:style style:name="Объект_20_без_20_заливки_20_и_20_линий_5f_24" style:display-name="Объект без заливки и линий_24" style:family="graphic" style:parent-style-name="Обычный_5f_1">
      <style:graphic-properties draw:stroke="none" draw:fill="none"/>
    </style:style>
    <style:style style:name="Объект_20_без_20_заливки_20_и_20_линий_5f_25" style:display-name="Объект без заливки и линий_25" style:family="graphic" style:parent-style-name="Обычный_5f_1">
      <style:graphic-properties draw:stroke="none" draw:fill="none"/>
    </style:style>
    <style:style style:name="Объект_20_без_20_заливки_20_и_20_линий_5f_26" style:display-name="Объект без заливки и линий_26" style:family="graphic" style:parent-style-name="Обычный_5f_1">
      <style:graphic-properties draw:stroke="none" draw:fill="none"/>
    </style:style>
    <style:style style:name="Обычный_5f_2_5f_2_5f_1" style:display-name="Обычный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" style:display-name="Обычный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" style:display-name="Объект без заливки и линий_19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" style:display-name="Объект без заливки и линий_9_2_1_1" style:family="graphic">
      <style:graphic-properties draw:stroke="none" draw:fill="none"/>
    </style:style>
    <style:style style:name="Объект_20_без_20_заливки_20_и_20_линий_5f_27" style:display-name="Объект без заливки и линий_27" style:family="graphic" style:parent-style-name="Обычный_5f_1">
      <style:graphic-properties draw:stroke="none" draw:fill="none"/>
    </style:style>
    <style:style style:name="Обычный_5f_1_5f_1_5f_1_5f_1" style:display-name="Обычный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" style:display-name="Обычный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8" style:display-name="Объект без заливки и линий_28" style:family="graphic" style:parent-style-name="Обычный_5f_1">
      <style:graphic-properties draw:stroke="none" draw:fill="none"/>
    </style:style>
    <style:style style:name="Обычный_5f_1_5f_1_5f_1_5f_2" style:display-name="Обычный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" style:display-name="Обычный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" style:display-name="Обычный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" style:display-name="Обычный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1" style:display-name="Обычный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1" style:display-name="Обычный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" style:display-name="Обычный_1_1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" style:display-name="Обычный_1_1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" style:display-name="Обычный_1_1_1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" style:display-name="Обычный_1_1_1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" style:display-name="Объект без заливки и линий_29" style:family="graphic" style:parent-style-name="Обычный_5f_1">
      <style:graphic-properties draw:stroke="none" draw:fill="none"/>
    </style:style>
    <style:style style:name="Обычный_5f_1_5f_1_5f_1_5f_2_5f_1_5f_2_5f_1_5f_1" style:display-name="Обычный_1_1_1_2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" style:display-name="Обычный_1_1_1_2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2" style:display-name="Обычный_1_1_1_2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2" style:display-name="Обычный_1_1_1_2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1" style:display-name="Объект без заливки и линий_29_1" style:family="graphic" style:parent-style-name="Обычный_5f_1_5f_1">
      <style:graphic-properties draw:stroke="none" draw:fill="none"/>
    </style:style>
    <style:style style:name="Обычный_5f_1_5f_1_5f_1_5f_2_5f_1_5f_2_5f_1_5f_1_5f_1" style:display-name="Обычный_1_1_1_2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1" style:display-name="Обычный_1_1_1_2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0" style:display-name="Обычный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0" style:display-name="Обычный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3" style:display-name="Обычный_1_1_1_2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3" style:display-name="Обычный_1_1_1_2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29_5f_2" style:display-name="Объект без заливки и линий_29_2" style:family="graphic" style:parent-style-name="Обычный_5f_1_5f_10">
      <style:graphic-properties draw:stroke="none" draw:fill="none"/>
    </style:style>
    <style:style style:name="Обычный_5f_1_5f_1_5f_1_5f_2_5f_1_5f_2_5f_1_5f_1_5f_2" style:display-name="Обычный_1_1_1_2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1_5f_2" style:display-name="Обычный_1_1_1_2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0" style:display-name="Объект без заливки и линий_30" style:family="graphic" style:parent-style-name="Обычный_5f_1">
      <style:graphic-properties draw:stroke="none" draw:fill="none"/>
    </style:style>
    <style:style style:name="Обычный_5f_1_5f_1_5f_1_5f_3" style:display-name="Обычный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" style:display-name="Обычный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1" style:display-name="Объект без заливки и линий_31" style:family="graphic" style:parent-style-name="Обычный_5f_1">
      <style:graphic-properties draw:stroke="none" draw:fill="none"/>
    </style:style>
    <style:style style:name="Обычный_5f_1_5f_1_5f_1_5f_2_5f_1_5f_2_5f_2" style:display-name="Обычный_1_1_1_2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2" style:display-name="Обычный_1_1_1_2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_5f_1_5f_2_5f_1_5f_4" style:display-name="Обычный_1_1_1_2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_5f_1_5f_2_5f_1_5f_4" style:display-name="Обычный_1_1_1_2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" style:display-name="Объект без заливки и линий_32" style:family="graphic" style:parent-style-name="Обычный_5f_1">
      <style:graphic-properties draw:stroke="none" draw:fill="none"/>
    </style:style>
    <style:style style:name="Обычный_5f_1_5f_1_5f_1_5f_4" style:display-name="Обычный_1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" style:display-name="Обычный_1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" style:display-name="Обычный_1_1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" style:display-name="Обычный_1_1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" style:display-name="Обычный_1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" style:display-name="Обычный_1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" style:display-name="Обычный_1_1_1_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" style:display-name="Обычный_1_1_1_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1" style:display-name="Обычный_1_1_1_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1" style:display-name="Обычный_1_1_1_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" style:display-name="Обычный_1_1_1_5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" style:display-name="Обычный_1_1_1_5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" style:display-name="Обычный_1_1_1_5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" style:display-name="Обычный_1_1_1_5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2" style:display-name="Обычный_1_1_1_5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2" style:display-name="Обычный_1_1_1_5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3" style:display-name="Обычный_1_1_1_5_1_1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3" style:display-name="Обычный_1_1_1_5_1_1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" style:display-name="Обычный_1_1_1_5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" style:display-name="Обычный_1_1_1_5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3" style:display-name="Объект без заливки и линий_33" style:family="graphic" style:parent-style-name="Обычный_5f_1">
      <style:graphic-properties draw:stroke="none" draw:fill="none"/>
    </style:style>
    <style:style style:name="Обычный_5f_3_5f_1_5f_2" style:display-name="Обычный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2" style:display-name="Обычный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2" style:display-name="Объект без заливки и линий_3_1_2" style:family="graphic" style:parent-style-name="Обычный_5f_3_5f_1_5f_2">
      <style:graphic-properties draw:stroke="none" draw:fill="none"/>
    </style:style>
    <style:style style:name="Обычный_5f_4_5f_1" style:display-name="Обычный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_5f_1" style:display-name="Обычный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_5f_1" style:display-name="Объект без заливки и линий_4_1" style:family="graphic" style:parent-style-name="Обычный_5f_4_5f_1">
      <style:graphic-properties draw:stroke="none" draw:fill="none"/>
    </style:style>
    <style:style style:name="Обычный_5f_1_5f_1_5f_1_5f_5_5f_2" style:display-name="Обычный_1_1_1_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2" style:display-name="Обычный_1_1_1_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" style:display-name="Обычный_1_1_1_5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" style:display-name="Обычный_1_1_1_5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" style:display-name="Обычный_1_1_1_5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" style:display-name="Обычный_1_1_1_5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" style:display-name="Обычный_1_1_1_5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" style:display-name="Обычный_1_1_1_5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" style:display-name="Обычный_1_1_1_5_1_1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" style:display-name="Обычный_1_1_1_5_1_1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" style:display-name="Обычный_1_1_1_5_1_1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" style:display-name="Обычный_1_1_1_5_1_1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4" style:display-name="Объект без заливки и линий_34" style:family="graphic" style:parent-style-name="Обычный_5f_1">
      <style:graphic-properties draw:stroke="none" draw:fill="none"/>
    </style:style>
    <style:style style:name="Обычный_5f_1_5f_1_5f_1_5f_5_5f_1_5f_1_5f_2_5f_4_5f_1_5f_1" style:display-name="Обычный_1_1_1_5_1_1_2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1" style:display-name="Обычный_1_1_1_5_1_1_2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" style:display-name="Объект без заливки и линий_35" style:family="graphic" style:parent-style-name="Обычный_5f_1">
      <style:graphic-properties draw:stroke="none" draw:fill="none"/>
    </style:style>
    <style:style style:name="Обычный_5f_1_5f_1_5f_1_5f_5_5f_1_5f_1_5f_2_5f_4_5f_1_5f_2" style:display-name="Обычный_1_1_1_5_1_1_2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" style:display-name="Обычный_1_1_1_5_1_1_2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" style:display-name="Обычный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" style:display-name="Обычный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" style:display-name="Объект без заливки и линий_35_1" style:family="graphic" style:parent-style-name="Обычный_5f_1_5f_11">
      <style:graphic-properties draw:stroke="none" draw:fill="none"/>
    </style:style>
    <style:style style:name="Обычный_5f_1_5f_1_5f_1_5f_5_5f_1_5f_1_5f_2_5f_4_5f_1_5f_2_5f_1" style:display-name="Обычный_1_1_1_5_1_1_2_4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" style:display-name="Обычный_1_1_1_5_1_1_2_4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1" style:display-name="Обычный_1_1_1_5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1" style:display-name="Обычный_1_1_1_5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6" style:display-name="Объект без заливки и линий_36" style:family="graphic" style:parent-style-name="Обычный_5f_1">
      <style:graphic-properties draw:stroke="none" draw:fill="none"/>
    </style:style>
    <style:style style:name="Объект_20_без_20_заливки_20_и_20_линий_5f_37" style:display-name="Объект без заливки и линий_37" style:family="graphic" style:parent-style-name="Обычный_5f_1">
      <style:graphic-properties draw:stroke="none" draw:fill="none"/>
    </style:style>
    <style:style style:name="Обычный_5f_1_5f_1_5f_1_5f_6" style:display-name="Обычный_1_1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" style:display-name="Обычный_1_1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2" style:display-name="Обычный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2" style:display-name="Обычный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7_5f_1" style:display-name="Объект без заливки и линий_37_1" style:family="graphic" style:parent-style-name="Обычный_5f_1_5f_12">
      <style:graphic-properties draw:stroke="none" draw:fill="none"/>
    </style:style>
    <style:style style:name="Обычный_5f_1_5f_1_5f_1_5f_6_5f_1" style:display-name="Обычный_1_1_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6_5f_1" style:display-name="Обычный_1_1_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8" style:display-name="Объект без заливки и линий_38" style:family="graphic" style:parent-style-name="Обычный_5f_1">
      <style:graphic-properties draw:stroke="none" draw:fill="none"/>
    </style:style>
    <style:style style:name="Обычный_5f_1_5f_1_5f_1_5f_7" style:display-name="Обычный_1_1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7" style:display-name="Обычный_1_1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9" style:display-name="Объект без заливки и линий_39" style:family="graphic" style:parent-style-name="Обычный_5f_1">
      <style:graphic-properties draw:stroke="none" draw:fill="none"/>
    </style:style>
    <style:style style:name="Объект_20_без_20_заливки_20_и_20_линий_5f_40" style:display-name="Объект без заливки и линий_40" style:family="graphic" style:parent-style-name="Обычный_5f_1">
      <style:graphic-properties draw:stroke="none" draw:fill="none"/>
    </style:style>
    <style:style style:name="Обычный_5f_1_5f_1_5f_1_5f_8" style:display-name="Обычный_1_1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8" style:display-name="Обычный_1_1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1" style:display-name="Объект без заливки и линий_41" style:family="graphic" style:parent-style-name="Обычный_5f_1">
      <style:graphic-properties draw:stroke="none" draw:fill="none"/>
    </style:style>
    <style:style style:name="Обычный_5f_1_5f_1_5f_1_5f_9" style:display-name="Обычный_1_1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9" style:display-name="Обычный_1_1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" style:display-name="Объект без заливки и линий_42" style:family="graphic" style:parent-style-name="Обычный_5f_1">
      <style:graphic-properties draw:stroke="none" draw:fill="none"/>
    </style:style>
    <style:style style:name="Обычный_5f_1_5f_1_5f_1_5f_5_5f_1_5f_1_5f_3_5f_2" style:display-name="Обычный_1_1_1_5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2" style:display-name="Обычный_1_1_1_5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1" style:display-name="Обычный_1_1_1_5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1" style:display-name="Обычный_1_1_1_5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1" style:display-name="Обычный_1_1_1_5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1" style:display-name="Обычный_1_1_1_5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" style:display-name="Объект без заливки и линий_43" style:family="graphic" style:parent-style-name="Обычный_5f_1">
      <style:graphic-properties draw:stroke="none" draw:fill="none"/>
    </style:style>
    <style:style style:name="Обычный_5f_1_5f_1_5f_1_5f_5_5f_1_5f_1_5f_3_5f_3" style:display-name="Обычный_1_1_1_5_1_1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3" style:display-name="Обычный_1_1_1_5_1_1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3_5f_1_5f_2" style:display-name="Обычный_1_1_1_5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3_5f_1_5f_2" style:display-name="Обычный_1_1_1_5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4_5f_2" style:display-name="Обычный_1_1_1_5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4_5f_2" style:display-name="Обычный_1_1_1_5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" style:display-name="Объект без заливки и линий_44" style:family="graphic" style:parent-style-name="Обычный_5f_1">
      <style:graphic-properties draw:stroke="none" draw:fill="none"/>
    </style:style>
    <style:style style:name="Обычный_5f_1_5f_1_5f_1_5f_5_5f_1_5f_1_5f_2_5f_4_5f_2" style:display-name="Обычный_1_1_1_5_1_1_2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" style:display-name="Обычный_1_1_1_5_1_1_2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3" style:display-name="Обычный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" style:display-name="Обычный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" style:display-name="Объект без заливки и линий_44_1" style:family="graphic" style:parent-style-name="Обычный_5f_1_5f_13">
      <style:graphic-properties draw:stroke="none" draw:fill="none"/>
    </style:style>
    <style:style style:name="Обычный_5f_1_5f_1_5f_1_5f_5_5f_1_5f_1_5f_2_5f_4_5f_2_5f_1" style:display-name="Обычный_1_1_1_5_1_1_2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1" style:display-name="Обычный_1_1_1_5_1_1_2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" style:display-name="Обычный_1_1_1_5_1_1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" style:display-name="Обычный_1_1_1_5_1_1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1_5f_1" style:display-name="Обычный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1" style:display-name="Обычный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5_5f_1_5f_1" style:display-name="Объект без заливки и линий_35_1_1" style:family="graphic" style:parent-style-name="Обычный_5f_1_5f_11_5f_1">
      <style:graphic-properties draw:stroke="none" draw:fill="none"/>
    </style:style>
    <style:style style:name="Обычный_5f_1_5f_14" style:display-name="Обычный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4" style:display-name="Обычный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1" style:display-name="Объект без заливки и линий_42_1" style:family="graphic" style:parent-style-name="Обычный_5f_1_5f_14">
      <style:graphic-properties draw:stroke="none" draw:fill="none"/>
    </style:style>
    <style:style style:name="Обычный_5f_1_5f_1_5f_1_5f_5_5f_1_5f_1_5f_2_5f_1_5f_1_5f_2_5f_1" style:display-name="Обычный_1_1_1_5_1_1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1" style:display-name="Обычный_1_1_1_5_1_1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" style:display-name="Обычный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" style:display-name="Обычный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" style:display-name="Объект без заливки и линий_42_2" style:family="graphic" style:parent-style-name="Обычный_5f_1_5f_15">
      <style:graphic-properties draw:stroke="none" draw:fill="none"/>
    </style:style>
    <style:style style:name="Обычный_5f_1_5f_1_5f_1_5f_5_5f_1_5f_1_5f_2_5f_1_5f_1_5f_2_5f_2" style:display-name="Обычный_1_1_1_5_1_1_2_1_1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" style:display-name="Обычный_1_1_1_5_1_1_2_1_1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0" style:display-name="Обычный_1_1_1_1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0" style:display-name="Обычный_1_1_1_1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1" style:display-name="Обычный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1" style:display-name="Обычный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1" style:display-name="Объект без заливки и линий_42_2_1" style:family="graphic" style:parent-style-name="Обычный_5f_1_5f_15_5f_1">
      <style:graphic-properties draw:stroke="none" draw:fill="none"/>
    </style:style>
    <style:style style:name="Обычный_5f_1_5f_1_5f_1_5f_5_5f_1_5f_1_5f_2_5f_1_5f_1_5f_2_5f_2_5f_1" style:display-name="Обычный_1_1_1_5_1_1_2_1_1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" style:display-name="Обычный_1_1_1_5_1_1_2_1_1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5" style:display-name="Объект без заливки и линий_45" style:family="graphic" style:parent-style-name="Обычный_5f_1">
      <style:graphic-properties draw:stroke="none" draw:fill="none"/>
    </style:style>
    <style:style style:name="Обычный_5f_1_5f_15_5f_2" style:display-name="Обычный_1_15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" style:display-name="Обычный_1_15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" style:display-name="Объект без заливки и линий_42_2_2" style:family="graphic" style:parent-style-name="Обычный_5f_1_5f_15_5f_2">
      <style:graphic-properties draw:stroke="none" draw:fill="none"/>
    </style:style>
    <style:style style:name="Обычный_5f_1_5f_1_5f_1_5f_5_5f_1_5f_1_5f_2_5f_1_5f_1_5f_2_5f_2_5f_1_5f_1" style:display-name="Обычный_1_1_1_5_1_1_2_1_1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" style:display-name="Обычный_1_1_1_5_1_1_2_1_1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" style:display-name="Обычный_1_15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" style:display-name="Обычный_1_15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" style:display-name="Объект без заливки и линий_42_2_2_1" style:family="graphic" style:parent-style-name="Обычный_5f_1_5f_15_5f_2_5f_1">
      <style:graphic-properties draw:stroke="none" draw:fill="none"/>
    </style:style>
    <style:style style:name="Обычный_5f_1_5f_1_5f_1_5f_5_5f_1_5f_1_5f_2_5f_1_5f_1_5f_2_5f_2_5f_1_5f_1_5f_1" style:display-name="Обычный_1_1_1_5_1_1_2_1_1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" style:display-name="Обычный_1_1_1_5_1_1_2_1_1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1" style:display-name="Обычный_1_15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" style:display-name="Обычный_1_15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" style:display-name="Объект без заливки и линий_42_2_2_1_1" style:family="graphic" style:parent-style-name="Обычный_5f_1_5f_15_5f_2_5f_1_5f_1">
      <style:graphic-properties draw:stroke="none" draw:fill="none"/>
    </style:style>
    <style:style style:name="Обычный_5f_1_5f_1_5f_1_5f_5_5f_1_5f_1_5f_2_5f_1_5f_1_5f_2_5f_2_5f_1_5f_1_5f_1_5f_1" style:display-name="Обычный_1_1_1_5_1_1_2_1_1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" style:display-name="Обычный_1_1_1_5_1_1_2_1_1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" style:display-name="Обычный_1_15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" style:display-name="Обычный_1_15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" style:display-name="Объект без заливки и линий_42_2_2_1_2" style:family="graphic" style:parent-style-name="Обычный_5f_1_5f_15_5f_2_5f_1_5f_2">
      <style:graphic-properties draw:stroke="none" draw:fill="none"/>
    </style:style>
    <style:style style:name="Обычный_5f_1_5f_15_5f_2_5f_1_5f_1_5f_1" style:display-name="Обычный_1_15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" style:display-name="Обычный_1_15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" style:display-name="Объект без заливки и линий_42_2_2_1_1_1" style:family="graphic" style:parent-style-name="Обычный_5f_1_5f_15_5f_2_5f_1_5f_1_5f_1">
      <style:graphic-properties draw:stroke="none" draw:fill="none"/>
    </style:style>
    <style:style style:name="Обычный_5f_1_5f_1_5f_1_5f_5_5f_1_5f_1_5f_2_5f_1_5f_1_5f_2_5f_2_5f_1_5f_1_5f_1_5f_1_5f_1" style:display-name="Обычный_1_1_1_5_1_1_2_1_1_2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" style:display-name="Обычный_1_1_1_5_1_1_2_1_1_2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1_5f_2_5f_1" style:display-name="Обычный_1_15_2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2_5f_1" style:display-name="Обычный_1_15_2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2_5f_1" style:display-name="Объект без заливки и линий_42_2_2_1_2_1" style:family="graphic" style:parent-style-name="Обычный_5f_1_5f_15_5f_2_5f_1_5f_2_5f_1">
      <style:graphic-properties draw:stroke="none" draw:fill="none"/>
    </style:style>
    <style:style style:name="Обычный_5f_1_5f_15_5f_2_5f_1_5f_1_5f_1_5f_1" style:display-name="Обычный_1_15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1_5f_1_5f_1_5f_1" style:display-name="Обычный_1_15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1_5f_1_5f_1_5f_1" style:display-name="Объект без заливки и линий_42_2_2_1_1_1_1" style:family="graphic" style:parent-style-name="Обычный_5f_1_5f_15_5f_2_5f_1_5f_1_5f_1_5f_1">
      <style:graphic-properties draw:stroke="none" draw:fill="none"/>
    </style:style>
    <style:style style:name="Обычный_5f_1_5f_1_5f_1_5f_5_5f_1_5f_1_5f_2_5f_1_5f_1_5f_2_5f_2_5f_1_5f_1_5f_1_5f_1_5f_1_5f_1" style:display-name="Обычный_1_1_1_5_1_1_2_1_1_2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" style:display-name="Обычный_1_1_1_5_1_1_2_1_1_2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6" style:display-name="Обычный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6" style:display-name="Обычный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3" style:display-name="Объект без заливки и линий_42_3" style:family="graphic" style:parent-style-name="Обычный_5f_1_5f_16">
      <style:graphic-properties draw:stroke="none" draw:fill="none"/>
    </style:style>
    <style:style style:name="Обычный_5f_1_5f_1_5f_1_5f_5_5f_1_5f_1_5f_2_5f_1_5f_1_5f_2_5f_2_5f_1_5f_1_5f_1_5f_1_5f_1_5f_1_5f_1" style:display-name="Обычный_1_1_1_5_1_1_2_1_1_2_2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" style:display-name="Обычный_1_1_1_5_1_1_2_1_1_2_2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" style:display-name="Обычный_1_1_1_5_1_1_2_1_1_2_2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" style:display-name="Обычный_1_1_1_5_1_1_2_1_1_2_2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2" style:display-name="Обычный_1_1_1_5_1_1_2_1_1_2_2_1_1_1_1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2" style:display-name="Обычный_1_1_1_5_1_1_2_1_1_2_2_1_1_1_1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7" style:display-name="Обычный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7" style:display-name="Обычный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2" style:display-name="Объект без заливки и линий_44_2" style:family="graphic" style:parent-style-name="Обычный_5f_1_5f_17">
      <style:graphic-properties draw:stroke="none" draw:fill="none"/>
    </style:style>
    <style:style style:name="Обычный_5f_1_5f_1_5f_1_5f_5_5f_1_5f_1_5f_2_5f_4_5f_2_5f_2" style:display-name="Обычный_1_1_1_5_1_1_2_4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2" style:display-name="Обычный_1_1_1_5_1_1_2_4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8" style:display-name="Обычный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8" style:display-name="Обычный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3" style:display-name="Объект без заливки и линий_44_3" style:family="graphic" style:parent-style-name="Обычный_5f_1_5f_18">
      <style:graphic-properties draw:stroke="none" draw:fill="none"/>
    </style:style>
    <style:style style:name="Обычный_5f_1_5f_1_5f_1_5f_5_5f_1_5f_1_5f_2_5f_4_5f_2_5f_3" style:display-name="Обычный_1_1_1_5_1_1_2_4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" style:display-name="Обычный_1_1_1_5_1_1_2_4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3" style:display-name="Обычный_1_1_1_5_1_1_2_1_1_2_2_1_1_1_1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" style:display-name="Обычный_1_1_1_5_1_1_2_1_1_2_2_1_1_1_1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" style:display-name="Обычный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" style:display-name="Обычный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" style:display-name="Объект без заливки и линий_42_4" style:family="graphic" style:parent-style-name="Обычный_5f_1_5f_19">
      <style:graphic-properties draw:stroke="none" draw:fill="none"/>
    </style:style>
    <style:style style:name="Обычный_5f_1_5f_1_5f_1_5f_5_5f_1_5f_1_5f_2_5f_1_5f_1_5f_2_5f_2_5f_1_5f_1_5f_1_5f_1_5f_1_5f_1_5f_1_5f_3_5f_1" style:display-name="Обычный_1_1_1_5_1_1_2_1_1_2_2_1_1_1_1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" style:display-name="Обычный_1_1_1_5_1_1_2_1_1_2_2_1_1_1_1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0" style:display-name="Обычный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0" style:display-name="Обычный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5" style:display-name="Объект без заливки и линий_42_5" style:family="graphic" style:parent-style-name="Обычный_5f_1_5f_20">
      <style:graphic-properties draw:stroke="none" draw:fill="none"/>
    </style:style>
    <style:style style:name="Обычный_5f_1_5f_1_5f_1_5f_5_5f_1_5f_1_5f_2_5f_1_5f_1_5f_2_5f_2_5f_1_5f_1_5f_1_5f_1_5f_1_5f_1_5f_1_5f_3_5f_2" style:display-name="Обычный_1_1_1_5_1_1_2_1_1_2_2_1_1_1_1_1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2" style:display-name="Обычный_1_1_1_5_1_1_2_1_1_2_2_1_1_1_1_1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" style:display-name="Обычный_1_1_1_1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" style:display-name="Обычный_1_1_1_1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" style:display-name="Обычный_1_1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" style:display-name="Обычный_1_1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" style:display-name="Объект без заливки и линий_42_4_1" style:family="graphic" style:parent-style-name="Обычный_5f_1_5f_19_5f_1">
      <style:graphic-properties draw:stroke="none" draw:fill="none"/>
    </style:style>
    <style:style style:name="Обычный_5f_1_5f_1_5f_1_5f_5_5f_1_5f_1_5f_2_5f_1_5f_1_5f_2_5f_2_5f_1_5f_1_5f_1_5f_1_5f_1_5f_1_5f_1_5f_3_5f_1_5f_1" style:display-name="Обычный_1_1_1_5_1_1_2_1_1_2_2_1_1_1_1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" style:display-name="Обычный_1_1_1_5_1_1_2_1_1_2_2_1_1_1_1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2" style:display-name="Обычный_1_1_1_1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2" style:display-name="Обычный_1_1_1_1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2" style:display-name="Обычный_1_1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2" style:display-name="Обычный_1_1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2" style:display-name="Объект без заливки и линий_42_4_2" style:family="graphic" style:parent-style-name="Обычный_5f_1_5f_19_5f_2">
      <style:graphic-properties draw:stroke="none" draw:fill="none"/>
    </style:style>
    <style:style style:name="Обычный_5f_1_5f_1_5f_1_5f_5_5f_1_5f_1_5f_2_5f_1_5f_1_5f_2_5f_2_5f_1_5f_1_5f_1_5f_1_5f_1_5f_1_5f_1_5f_3_5f_1_5f_2" style:display-name="Обычный_1_1_1_5_1_1_2_1_1_2_2_1_1_1_1_1_1_1_3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2" style:display-name="Обычный_1_1_1_5_1_1_2_1_1_2_2_1_1_1_1_1_1_1_3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1_5f_1_5f_2_5f_2_5f_1_5f_1_5f_1_5f_1_5f_1_5f_1_5f_1_5f_1_5f_1" style:display-name="Обычный_1_1_1_5_1_1_2_1_1_2_2_1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1_5f_1" style:display-name="Обычный_1_1_1_5_1_1_2_1_1_2_2_1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6" style:display-name="Объект без заливки и линий_46" style:family="graphic" style:parent-style-name="Обычный_5f_1">
      <style:graphic-properties draw:stroke="none" draw:fill="none"/>
    </style:style>
    <style:style style:name="Обычный_5f_1_5f_13_5f_1" style:display-name="Обычный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3_5f_1" style:display-name="Обычный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4_5f_1_5f_1" style:display-name="Объект без заливки и линий_44_1_1" style:family="graphic" style:parent-style-name="Обычный_5f_1_5f_13_5f_1">
      <style:graphic-properties draw:stroke="none" draw:fill="none"/>
    </style:style>
    <style:style style:name="Обычный_5f_1_5f_1_5f_1_5f_5_5f_1_5f_1_5f_2_5f_4_5f_2_5f_3_5f_1" style:display-name="Обычный_1_1_1_5_1_1_2_4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2_5f_3_5f_1" style:display-name="Обычный_1_1_1_5_1_1_2_4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" style:display-name="Обычный_1_1_1_1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" style:display-name="Обычный_1_1_1_1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" style:display-name="Обычный_1_1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" style:display-name="Обычный_1_1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" style:display-name="Объект без заливки и линий_42_4_1_1" style:family="graphic" style:parent-style-name="Обычный_5f_1_5f_19_5f_1_5f_1">
      <style:graphic-properties draw:stroke="none" draw:fill="none"/>
    </style:style>
    <style:style style:name="Обычный_5f_1_5f_1_5f_1_5f_5_5f_1_5f_1_5f_2_5f_1_5f_1_5f_2_5f_2_5f_1_5f_1_5f_1_5f_1_5f_1_5f_1_5f_1_5f_3_5f_1_5f_1_5f_1" style:display-name="Обычный_1_1_1_5_1_1_2_1_1_2_2_1_1_1_1_1_1_1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" style:display-name="Обычный_1_1_1_5_1_1_2_1_1_2_2_1_1_1_1_1_1_1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1_5f_1_5f_1" style:display-name="Обычный_1_1_1_1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1" style:display-name="Обычный_1_1_1_1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" style:display-name="Обычный_1_1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" style:display-name="Обычный_1_1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" style:display-name="Объект без заливки и линий_42_4_1_1_1" style:family="graphic" style:parent-style-name="Обычный_5f_1_5f_19_5f_1_5f_1_5f_1">
      <style:graphic-properties draw:stroke="none" draw:fill="none"/>
    </style:style>
    <style:style style:name="Обычный_5f_1_5f_1_5f_1_5f_5_5f_1_5f_1_5f_2_5f_1_5f_1_5f_2_5f_2_5f_1_5f_1_5f_1_5f_1_5f_1_5f_1_5f_1_5f_3_5f_1_5f_1_5f_1_5f_1" style:display-name="Обычный_1_1_1_5_1_1_2_1_1_2_2_1_1_1_1_1_1_1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1" style:display-name="Обычный_1_1_1_5_1_1_2_1_1_2_2_1_1_1_1_1_1_1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3" style:display-name="Обычный_1_15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" style:display-name="Обычный_1_15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" style:display-name="Объект без заливки и линий_42_2_3" style:family="graphic" style:parent-style-name="Обычный_5f_1_5f_15_5f_3">
      <style:graphic-properties draw:stroke="none" draw:fill="none"/>
    </style:style>
    <style:style style:name="Обычный_5f_1_5f_1_5f_1_5f_11_5f_1_5f_2" style:display-name="Обычный_1_1_1_1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" style:display-name="Обычный_1_1_1_1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" style:display-name="Обычный_1_19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" style:display-name="Обычный_1_19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" style:display-name="Объект без заливки и линий_42_4_1_1_2" style:family="graphic" style:parent-style-name="Обычный_5f_1_5f_19_5f_1_5f_1_5f_2">
      <style:graphic-properties draw:stroke="none" draw:fill="none"/>
    </style:style>
    <style:style style:name="Обычный_5f_1_5f_1_5f_1_5f_5_5f_1_5f_1_5f_2_5f_1_5f_1_5f_2_5f_2_5f_1_5f_1_5f_1_5f_1_5f_1_5f_1_5f_1_5f_3_5f_1_5f_1_5f_1_5f_2" style:display-name="Обычный_1_1_1_5_1_1_2_1_1_2_2_1_1_1_1_1_1_1_3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" style:display-name="Обычный_1_1_1_5_1_1_2_1_1_2_2_1_1_1_1_1_1_1_3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1" style:display-name="Обычный_1_1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" style:display-name="Обычный_1_1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" style:display-name="Объект без заливки и линий_42_4_1_1_1_1" style:family="graphic" style:parent-style-name="Обычный_5f_1_5f_19_5f_1_5f_1_5f_1_5f_1">
      <style:graphic-properties draw:stroke="none" draw:fill="none"/>
    </style:style>
    <style:style style:name="Обычный_5f_1_5f_15_5f_3_5f_1" style:display-name="Обычный_1_15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" style:display-name="Обычный_1_15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" style:display-name="Объект без заливки и линий_42_2_3_1" style:family="graphic" style:parent-style-name="Обычный_5f_1_5f_15_5f_3_5f_1">
      <style:graphic-properties draw:stroke="none" draw:fill="none"/>
    </style:style>
    <style:style style:name="Обычный_5f_1_5f_1_5f_1_5f_11_5f_1_5f_2_5f_1" style:display-name="Обычный_1_1_1_1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" style:display-name="Обычный_1_1_1_1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" style:display-name="Обычный_1_19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" style:display-name="Обычный_1_19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" style:display-name="Объект без заливки и линий_42_4_1_1_2_1" style:family="graphic" style:parent-style-name="Обычный_5f_1_5f_19_5f_1_5f_1_5f_2_5f_1">
      <style:graphic-properties draw:stroke="none" draw:fill="none"/>
    </style:style>
    <style:style style:name="Обычный_5f_1_5f_1_5f_1_5f_5_5f_1_5f_1_5f_2_5f_1_5f_1_5f_2_5f_2_5f_1_5f_1_5f_1_5f_1_5f_1_5f_1_5f_1_5f_3_5f_1_5f_1_5f_1_5f_2_5f_1" style:display-name="Обычный_1_1_1_5_1_1_2_1_1_2_2_1_1_1_1_1_1_1_3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" style:display-name="Обычный_1_1_1_5_1_1_2_1_1_2_2_1_1_1_1_1_1_1_3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1_5f_2" style:display-name="Обычный_1_19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2" style:display-name="Обычный_1_19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2" style:display-name="Объект без заливки и линий_42_4_1_1_1_2" style:family="graphic" style:parent-style-name="Обычный_5f_1_5f_19_5f_1_5f_1_5f_1_5f_2">
      <style:graphic-properties draw:stroke="none" draw:fill="none"/>
    </style:style>
    <style:style style:name="Обычный_5f_1_5f_19_5f_1_5f_1_5f_1_5f_1_5f_1" style:display-name="Обычный_1_19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1_5f_1_5f_1" style:display-name="Обычный_1_19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1_5f_1_5f_1" style:display-name="Объект без заливки и линий_42_4_1_1_1_1_1" style:family="graphic" style:parent-style-name="Обычный_5f_1_5f_19_5f_1_5f_1_5f_1_5f_1_5f_1">
      <style:graphic-properties draw:stroke="none" draw:fill="none"/>
    </style:style>
    <style:style style:name="Обычный_5f_1_5f_15_5f_3_5f_1_5f_1" style:display-name="Обычный_1_15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3_5f_1_5f_1" style:display-name="Обычный_1_15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3_5f_1_5f_1" style:display-name="Объект без заливки и линий_42_2_3_1_1" style:family="graphic" style:parent-style-name="Обычный_5f_1_5f_15_5f_3_5f_1_5f_1">
      <style:graphic-properties draw:stroke="none" draw:fill="none"/>
    </style:style>
    <style:style style:name="Обычный_5f_1_5f_1_5f_1_5f_11_5f_1_5f_2_5f_1_5f_1" style:display-name="Обычный_1_1_1_1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2_5f_1_5f_1" style:display-name="Обычный_1_1_1_1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" style:display-name="Обычный_1_19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" style:display-name="Обычный_1_19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" style:display-name="Объект без заливки и линий_42_4_1_1_2_1_1" style:family="graphic" style:parent-style-name="Обычный_5f_1_5f_19_5f_1_5f_1_5f_2_5f_1_5f_1">
      <style:graphic-properties draw:stroke="none" draw:fill="none"/>
    </style:style>
    <style:style style:name="Обычный_5f_1_5f_1_5f_1_5f_5_5f_1_5f_1_5f_2_5f_1_5f_1_5f_2_5f_2_5f_1_5f_1_5f_1_5f_1_5f_1_5f_1_5f_1_5f_3_5f_1_5f_1_5f_1_5f_2_5f_1_5f_1" style:display-name="Обычный_1_1_1_5_1_1_2_1_1_2_2_1_1_1_1_1_1_1_3_1_1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2_5f_1_5f_1" style:display-name="Обычный_1_1_1_5_1_1_2_1_1_2_2_1_1_1_1_1_1_1_3_1_1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4" style:display-name="Обычный_1_15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4" style:display-name="Обычный_1_15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4" style:display-name="Объект без заливки и линий_42_2_4" style:family="graphic" style:parent-style-name="Обычный_5f_1_5f_15_5f_4">
      <style:graphic-properties draw:stroke="none" draw:fill="none"/>
    </style:style>
    <style:style style:name="Обычный_5f_1_5f_15_5f_2_5f_2" style:display-name="Обычный_1_15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" style:display-name="Обычный_1_15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" style:display-name="Объект без заливки и линий_42_2_2_2" style:family="graphic" style:parent-style-name="Обычный_5f_1_5f_15_5f_2_5f_2">
      <style:graphic-properties draw:stroke="none" draw:fill="none"/>
    </style:style>
    <style:style style:name="Обычный_5f_1_5f_1_5f_1_5f_5_5f_1_5f_1_5f_2_5f_1_5f_1_5f_2_5f_2_5f_1_5f_1_5f_2" style:display-name="Обычный_1_1_1_5_1_1_2_1_1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2" style:display-name="Обычный_1_1_1_5_1_1_2_1_1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5" style:display-name="Обычный_1_15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5" style:display-name="Обычный_1_15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5" style:display-name="Объект без заливки и линий_42_2_5" style:family="graphic" style:parent-style-name="Обычный_5f_1_5f_15_5f_5">
      <style:graphic-properties draw:stroke="none" draw:fill="none"/>
    </style:style>
    <style:style style:name="Обычный_5f_1_5f_1_5f_1_5f_11_5f_1_5f_3" style:display-name="Обычный_1_1_1_1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1_5f_1_5f_3" style:display-name="Обычный_1_1_1_1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3" style:display-name="Обычный_1_19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3" style:display-name="Обычный_1_19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3" style:display-name="Объект без заливки и линий_42_4_1_1_3" style:family="graphic" style:parent-style-name="Обычный_5f_1_5f_19_5f_1_5f_1_5f_3">
      <style:graphic-properties draw:stroke="none" draw:fill="none"/>
    </style:style>
    <style:style style:name="Обычный_5f_1_5f_1_5f_1_5f_5_5f_1_5f_1_5f_2_5f_1_5f_1_5f_2_5f_2_5f_1_5f_1_5f_1_5f_1_5f_1_5f_1_5f_1_5f_3_5f_1_5f_1_5f_1_5f_3" style:display-name="Обычный_1_1_1_5_1_1_2_1_1_2_2_1_1_1_1_1_1_1_3_1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" style:display-name="Обычный_1_1_1_5_1_1_2_1_1_2_2_1_1_1_1_1_1_1_3_1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9_5f_1_5f_1_5f_2_5f_1_5f_1_5f_1" style:display-name="Обычный_1_19_1_1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9_5f_1_5f_1_5f_2_5f_1_5f_1_5f_1" style:display-name="Обычный_1_19_1_1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4_5f_1_5f_1_5f_2_5f_1_5f_1_5f_1" style:display-name="Объект без заливки и линий_42_4_1_1_2_1_1_1" style:family="graphic" style:parent-style-name="Обычный_5f_1_5f_19_5f_1_5f_1_5f_2_5f_1_5f_1_5f_1">
      <style:graphic-properties draw:stroke="none" draw:fill="none"/>
    </style:style>
    <style:style style:name="Обычный_5f_1_5f_15_5f_2_5f_2_5f_1" style:display-name="Обычный_1_15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" style:display-name="Обычный_1_15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" style:display-name="Объект без заливки и линий_42_2_2_2_1" style:family="graphic" style:parent-style-name="Обычный_5f_1_5f_15_5f_2_5f_2_5f_1">
      <style:graphic-properties draw:stroke="none" draw:fill="none"/>
    </style:style>
    <style:style style:name="Обычный_5f_1_5f_1_5f_1_5f_5_5f_1_5f_1_5f_2_5f_1_5f_1_5f_2_5f_2_5f_1_5f_1_5f_1_5f_1_5f_1_5f_1_5f_1_5f_3_5f_1_5f_1_5f_1_5f_3_5f_1" style:display-name="Обычный_1_1_1_5_1_1_2_1_1_2_2_1_1_1_1_1_1_1_3_1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" style:display-name="Обычный_1_1_1_5_1_1_2_1_1_2_2_1_1_1_1_1_1_1_3_1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" style:display-name="Обычный_1_15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" style:display-name="Обычный_1_15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" style:display-name="Объект без заливки и линий_42_2_2_2_1_1" style:family="graphic" style:parent-style-name="Обычный_5f_1_5f_15_5f_2_5f_2_5f_1_5f_1">
      <style:graphic-properties draw:stroke="none" draw:fill="none"/>
    </style:style>
    <style:style style:name="Обычный_5f_1_5f_1_5f_1_5f_5_5f_1_5f_1_5f_2_5f_1_5f_1_5f_2_5f_2_5f_1_5f_1_5f_1_5f_1_5f_1_5f_1_5f_1_5f_3_5f_1_5f_1_5f_1_5f_3_5f_1_5f_1" style:display-name="Обычный_1_1_1_5_1_1_2_1_1_2_2_1_1_1_1_1_1_1_3_1_1_1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1_5f_1_5f_2_5f_2_5f_1_5f_1_5f_1_5f_1_5f_1_5f_1_5f_1_5f_3_5f_1_5f_1_5f_1_5f_3_5f_1_5f_1" style:display-name="Обычный_1_1_1_5_1_1_2_1_1_2_2_1_1_1_1_1_1_1_3_1_1_1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5_5f_2_5f_2_5f_1_5f_1_5f_1" style:display-name="Обычный_1_15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5_5f_2_5f_2_5f_1_5f_1_5f_1" style:display-name="Обычный_1_15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2_5f_2_5f_2_5f_2_5f_1_5f_1_5f_1" style:display-name="Объект без заливки и линий_42_2_2_2_1_1_1" style:family="graphic" style:parent-style-name="Обычный_5f_1_5f_15_5f_2_5f_2_5f_1_5f_1_5f_1">
      <style:graphic-properties draw:stroke="none" draw:fill="none"/>
    </style:style>
    <style:style style:name="Обычный_5f_5_5f_1" style:display-name="Обычный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_5f_1" style:display-name="Обычный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_5f_1" style:display-name="Объект без заливки и линий_5_1" style:family="graphic" style:parent-style-name="Обычный_5f_5_5f_1">
      <style:graphic-properties draw:stroke="none" draw:fill="none"/>
    </style:style>
    <style:style style:name="Объект_20_без_20_заливки_20_и_20_линий_5f_10_5f_2_5f_1_5f_1" style:display-name="Объект без заливки и линий_10_2_1_1" style:family="graphic" style:parent-style-name="Обычный_5f_1_5f_8_5f_1_5f_1">
      <style:graphic-properties draw:stroke="none" draw:fill="none"/>
    </style:style>
    <style:style style:name="Обычный_5f_1_5f_8_5f_1_5f_1" style:display-name="Обычный_1_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_5f_1_5f_1" style:display-name="Обычный_1_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7" style:display-name="Объект без заливки и линий_47" style:family="graphic" style:parent-style-name="Обычный_5f_1">
      <style:graphic-properties draw:stroke="none" draw:fill="none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ычный_5f_1_5f_21" style:display-name="Обычный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" style:display-name="Обычный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21">
      <style:graphic-properties draw:stroke="none" draw:fill="none"/>
    </style:style>
    <style:style style:name="Обычный_5f_1_5f_21_5f_1" style:display-name="Обычный_1_2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1" style:display-name="Обычный_1_2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21_5f_1">
      <style:graphic-properties draw:stroke="none" draw:fill="none"/>
    </style:style>
    <style:style style:name="Обычный_5f_1_5f_22" style:display-name="Обычный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2" style:display-name="Обычный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1" style:display-name="Обычный_1_1_1_5_1_1_2_4_1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1" style:display-name="Обычный_1_1_1_5_1_1_2_4_1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1" style:display-name="Объект без заливки и линий_43_1" style:family="graphic" style:parent-style-name="Обычный_5f_1_5f_22">
      <style:graphic-properties draw:stroke="none" draw:fill="none"/>
    </style:style>
    <style:style style:name="Обычный_5f_1_5f_21_5f_2" style:display-name="Обычный_1_2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2" style:display-name="Обычный_1_2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2" style:display-name="Объект без заливки и линий_48_1_2" style:family="graphic" style:parent-style-name="Обычный_5f_1_5f_21_5f_2">
      <style:graphic-properties draw:stroke="none" draw:fill="none"/>
    </style:style>
    <style:style style:name="Обычный_5f_1_5f_21_5f_3" style:display-name="Обычный_1_2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3" style:display-name="Обычный_1_2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3" style:display-name="Объект без заливки и линий_48_1_3" style:family="graphic" style:parent-style-name="Обычный_5f_1_5f_21_5f_3">
      <style:graphic-properties draw:stroke="none" draw:fill="none"/>
    </style:style>
    <style:style style:name="Обычный_5f_1_5f_21_5f_4" style:display-name="Обычный_1_2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" style:display-name="Обычный_1_2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" style:display-name="Объект без заливки и линий_48_1_4" style:family="graphic" style:parent-style-name="Обычный_5f_1_5f_21_5f_4">
      <style:graphic-properties draw:stroke="none" draw:fill="none"/>
    </style:style>
    <style:style style:name="Обычный_5f_1_5f_1_5f_1_5f_13" style:display-name="Обычный_1_1_1_1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" style:display-name="Обычный_1_1_1_1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" style:display-name="Обычный_1_2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" style:display-name="Обычный_1_2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" style:display-name="Объект без заливки и линий_48_1_4_1" style:family="graphic" style:parent-style-name="Обычный_5f_1_5f_21_5f_4_5f_1">
      <style:graphic-properties draw:stroke="none" draw:fill="none"/>
    </style:style>
    <style:style style:name="Обычный_5f_1_5f_21_5f_4_5f_2" style:display-name="Обычный_1_2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" style:display-name="Обычный_1_2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" style:display-name="Объект без заливки и линий_48_1_4_2" style:family="graphic" style:parent-style-name="Обычный_5f_1_5f_21_5f_4_5f_2">
      <style:graphic-properties draw:stroke="none" draw:fill="none"/>
    </style:style>
    <style:style style:name="Обычный_5f_1_5f_1_5f_1_5f_14" style:display-name="Обычный_1_1_1_1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" style:display-name="Обычный_1_1_1_1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" style:display-name="Обычный_1_1_1_1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" style:display-name="Обычный_1_1_1_1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" style:display-name="Обычный_1_2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" style:display-name="Обычный_1_2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" style:display-name="Объект без заливки и линий_48_1_4_1_1" style:family="graphic" style:parent-style-name="Обычный_5f_1_5f_21_5f_4_5f_1_5f_1">
      <style:graphic-properties draw:stroke="none" draw:fill="none"/>
    </style:style>
    <style:style style:name="Обычный_5f_1_5f_21_5f_4_5f_2_5f_1" style:display-name="Обычный_1_21_4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" style:display-name="Обычный_1_21_4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" style:display-name="Объект без заливки и линий_48_1_4_2_1" style:family="graphic" style:parent-style-name="Обычный_5f_1_5f_21_5f_4_5f_2_5f_1">
      <style:graphic-properties draw:stroke="none" draw:fill="none"/>
    </style:style>
    <style:style style:name="Обычный_5f_1_5f_1_5f_1_5f_13_5f_2" style:display-name="Обычный_1_1_1_1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2" style:display-name="Обычный_1_1_1_1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2" style:display-name="Обычный_1_21_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2" style:display-name="Обычный_1_21_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2" style:display-name="Объект без заливки и линий_48_1_4_1_2" style:family="graphic" style:parent-style-name="Обычный_5f_1_5f_21_5f_4_5f_1_5f_2">
      <style:graphic-properties draw:stroke="none" draw:fill="none"/>
    </style:style>
    <style:style style:name="Обычный_5f_1_5f_1_5f_1_5f_14_5f_1" style:display-name="Обычный_1_1_1_1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4_5f_1" style:display-name="Обычный_1_1_1_1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3_5f_1_5f_1" style:display-name="Обычный_1_1_1_1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3_5f_1_5f_1" style:display-name="Обычный_1_1_1_1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1_5f_4_5f_1_5f_1_5f_1" style:display-name="Обычный_1_21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1_5f_1_5f_1" style:display-name="Обычный_1_21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1_5f_1_5f_1" style:display-name="Объект без заливки и линий_48_1_4_1_1_1" style:family="graphic" style:parent-style-name="Обычный_5f_1_5f_21_5f_4_5f_1_5f_1_5f_1">
      <style:graphic-properties draw:stroke="none" draw:fill="none"/>
    </style:style>
    <style:style style:name="Обычный_5f_1_5f_21_5f_4_5f_2_5f_1_5f_1" style:display-name="Обычный_1_21_4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4_5f_2_5f_1_5f_1" style:display-name="Обычный_1_21_4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4_5f_2_5f_1_5f_1" style:display-name="Объект без заливки и линий_48_1_4_2_1_1" style:family="graphic" style:parent-style-name="Обычный_5f_1_5f_21_5f_4_5f_2_5f_1_5f_1">
      <style:graphic-properties draw:stroke="none" draw:fill="none"/>
    </style:style>
    <style:style style:name="Обычный_5f_1_5f_23" style:display-name="Обычный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3" style:display-name="Обычный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2" style:display-name="Обычный_1_1_1_5_1_1_2_4_1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2" style:display-name="Обычный_1_1_1_5_1_1_2_4_1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2" style:display-name="Объект без заливки и линий_43_2" style:family="graphic" style:parent-style-name="Обычный_5f_1_5f_23">
      <style:graphic-properties draw:stroke="none" draw:fill="none"/>
    </style:style>
    <style:style style:name="Обычный_5f_1_5f_21_5f_5" style:display-name="Обычный_1_2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5" style:display-name="Обычный_1_2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5" style:display-name="Объект без заливки и линий_48_1_5" style:family="graphic" style:parent-style-name="Обычный_5f_1_5f_21_5f_5">
      <style:graphic-properties draw:stroke="none" draw:fill="none"/>
    </style:style>
    <style:style style:name="Обычный_5f_1_5f_24" style:display-name="Обычный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4" style:display-name="Обычный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3" style:display-name="Обычный_1_1_1_5_1_1_2_4_1_2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3" style:display-name="Обычный_1_1_1_5_1_1_2_4_1_2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3" style:display-name="Объект без заливки и линий_43_3" style:family="graphic" style:parent-style-name="Обычный_5f_1_5f_24">
      <style:graphic-properties draw:stroke="none" draw:fill="none"/>
    </style:style>
    <style:style style:name="Обычный_5f_1_5f_25" style:display-name="Обычный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5" style:display-name="Обычный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4" style:display-name="Обычный_1_1_1_5_1_1_2_4_1_2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4" style:display-name="Обычный_1_1_1_5_1_1_2_4_1_2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4" style:display-name="Объект без заливки и линий_43_4" style:family="graphic" style:parent-style-name="Обычный_5f_1_5f_25">
      <style:graphic-properties draw:stroke="none" draw:fill="none"/>
    </style:style>
    <style:style style:name="Обычный_5f_1_5f_26" style:display-name="Обычный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6" style:display-name="Обычный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5_5f_1_5f_1_5f_2_5f_4_5f_1_5f_2_5f_1_5f_5" style:display-name="Обычный_1_1_1_5_1_1_2_4_1_2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5_5f_1_5f_1_5f_2_5f_4_5f_1_5f_2_5f_1_5f_5" style:display-name="Обычный_1_1_1_5_1_1_2_4_1_2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3_5f_5" style:display-name="Объект без заливки и линий_43_5" style:family="graphic" style:parent-style-name="Обычный_5f_1_5f_26">
      <style:graphic-properties draw:stroke="none" draw:fill="none"/>
    </style:style>
    <style:style style:name="Объект_20_без_20_заливки_20_и_20_линий_5f_49" style:display-name="Объект без заливки и линий_49" style:family="graphic" style:parent-style-name="Обычный_5f_1">
      <style:graphic-properties draw:stroke="none" draw:fill="none"/>
    </style:style>
    <style:style style:name="Обычный_5f_1_5f_21_5f_6" style:display-name="Обычный_1_2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" style:display-name="Обычный_1_2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" style:display-name="Объект без заливки и линий_48_1_6" style:family="graphic" style:parent-style-name="Обычный_5f_1_5f_21_5f_6">
      <style:graphic-properties draw:stroke="none" draw:fill="none"/>
    </style:style>
    <style:style style:name="Обычный_5f_1_5f_1_5f_1_5f_15" style:display-name="Обычный_1_1_1_1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" style:display-name="Обычный_1_1_1_1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" style:display-name="Обычный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" style:display-name="Обычный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" style:display-name="Объект без заливки и линий_49_1" style:family="graphic" style:parent-style-name="Обычный_5f_1_5f_27">
      <style:graphic-properties draw:stroke="none" draw:fill="none"/>
    </style:style>
    <style:style style:name="Обычный_5f_1_5f_21_5f_6_5f_1" style:display-name="Обычный_1_21_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" style:display-name="Обычный_1_21_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" style:display-name="Объект без заливки и линий_48_1_6_1" style:family="graphic" style:parent-style-name="Обычный_5f_1_5f_21_5f_6_5f_1">
      <style:graphic-properties draw:stroke="none" draw:fill="none"/>
    </style:style>
    <style:style style:name="Обычный_5f_1_5f_1_5f_1_5f_15_5f_1" style:display-name="Обычный_1_1_1_1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5_5f_1" style:display-name="Обычный_1_1_1_1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7_5f_1" style:display-name="Обычный_1_2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7_5f_1" style:display-name="Обычный_1_2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9_5f_1_5f_1" style:display-name="Объект без заливки и линий_49_1_1" style:family="graphic" style:parent-style-name="Обычный_5f_1_5f_27_5f_1">
      <style:graphic-properties draw:stroke="none" draw:fill="none"/>
    </style:style>
    <style:style style:name="Обычный_5f_1_5f_21_5f_6_5f_1_5f_1" style:display-name="Обычный_1_21_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1_5f_6_5f_1_5f_1" style:display-name="Обычный_1_21_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6_5f_1_5f_1" style:display-name="Объект без заливки и линий_48_1_6_1_1" style:family="graphic" style:parent-style-name="Обычный_5f_1_5f_21_5f_6_5f_1_5f_1">
      <style:graphic-properties draw:stroke="none" draw:fill="none"/>
    </style:style>
    <style:style style:name="Обычный_5f_2_5f_2_5f_1_5f_1" style:display-name="Обычный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2_5f_1_5f_1" style:display-name="Обычный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" style:display-name="Объект без заливки и линий_50" style:family="graphic" style:parent-style-name="Обычный_5f_1">
      <style:graphic-properties draw:stroke="none" draw:fill="none"/>
    </style:style>
    <style:style style:name="Обычный_5f_1_5f_28" style:display-name="Обычный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8" style:display-name="Обычный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0_5f_1" style:display-name="Объект без заливки и линий_50_1" style:family="graphic" style:parent-style-name="Обычный_5f_1_5f_28">
      <style:graphic-properties draw:stroke="none" draw:fill="none"/>
    </style:style>
    <style:style style:name="Объект_20_без_20_заливки_20_и_20_линий_5f_51" style:display-name="Объект без заливки и линий_51" style:family="graphic" style:parent-style-name="Обычный_5f_1">
      <style:graphic-properties draw:stroke="none" draw:fill="none"/>
    </style:style>
    <style:style style:name="Объект_20_без_20_заливки_20_и_20_линий_5f_52" style:display-name="Объект без заливки и линий_52" style:family="graphic" style:parent-style-name="Обычный_5f_1">
      <style:graphic-properties draw:stroke="none" draw:fill="none"/>
    </style:style>
    <style:style style:name="Объект_20_без_20_заливки_20_и_20_линий_5f_53" style:display-name="Объект без заливки и линий_53" style:family="graphic" style:parent-style-name="Обычный_5f_1">
      <style:graphic-properties draw:stroke="none" draw:fill="none"/>
    </style:style>
    <style:style style:name="Объект_20_без_20_заливки_20_и_20_линий_5f_54" style:display-name="Объект без заливки и линий_54" style:family="graphic" style:parent-style-name="Обычный_5f_1">
      <style:graphic-properties draw:stroke="none" draw:fill="none"/>
    </style:style>
    <style:style style:name="Объект_20_без_20_заливки_20_и_20_линий_5f_55" style:display-name="Объект без заливки и линий_55" style:family="graphic" style:parent-style-name="Обычный_5f_1">
      <style:graphic-properties draw:stroke="none" draw:fill="none"/>
    </style:style>
    <style:style style:name="Обычный_5f_1_5f_1_5f_1_5f_16" style:display-name="Обычный_1_1_1_1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" style:display-name="Обычный_1_1_1_1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" style:display-name="Обычный_1_1_1_1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" style:display-name="Обычный_1_1_1_1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draw:stroke-dash="Dashed_20__28_var_29__20_1" svg:stroke-color="#000000" draw:fill="none"/>
    </style:style>
    <style:style style:name="Обычный_5f_1_5f_1_5f_1_5f_16_5f_2" style:display-name="Обычный_1_1_1_16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" style:display-name="Обычный_1_1_1_16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" style:display-name="Обычный_1_1_1_1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" style:display-name="Обычный_1_1_1_1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29" style:display-name="Обычный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9" style:display-name="Обычный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Обычный_5f_1_5f_29">
      <style:graphic-properties draw:stroke-dash="Dashed_20__28_var_29__20_1" svg:stroke-color="#000000" draw:fill="none"/>
    </style:style>
    <style:style style:name="Обычный_5f_1_5f_1_5f_1_5f_16_5f_2_5f_1" style:display-name="Обычный_1_1_1_16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" style:display-name="Обычный_1_1_1_16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3" style:display-name="Обычный_1_1_1_16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" style:display-name="Обычный_1_1_1_16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6" style:display-name="Объект без заливки и линий_56" style:family="graphic" style:parent-style-name="Обычный_5f_1">
      <style:graphic-properties draw:stroke="none" draw:fill="none"/>
    </style:style>
    <style:style style:name="Обычный_5f_1_5f_1_5f_1_5f_16_5f_3_5f_1" style:display-name="Обычный_1_1_1_16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" style:display-name="Обычный_1_1_1_16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7" style:display-name="Объект без заливки и линий_57" style:family="graphic" style:parent-style-name="Обычный_5f_1">
      <style:graphic-properties draw:stroke="none" draw:fill="none"/>
    </style:style>
    <style:style style:name="Обычный_5f_1_5f_1_5f_1_5f_16_5f_3_5f_1_5f_1" style:display-name="Обычный_1_1_1_16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" style:display-name="Обычный_1_1_1_16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8" style:display-name="Объект без заливки и линий_58" style:family="graphic" style:parent-style-name="Обычный_5f_1">
      <style:graphic-properties draw:stroke="none" draw:fill="none"/>
    </style:style>
    <style:style style:name="Обычный_5f_1_5f_1_5f_1_5f_16_5f_3_5f_1_5f_1_5f_1" style:display-name="Обычный_1_1_1_16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1" style:display-name="Обычный_1_1_1_16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9" style:display-name="Объект без заливки и линий_59" style:family="graphic" style:parent-style-name="Обычный_5f_1">
      <style:graphic-properties draw:stroke="none" draw:fill="none"/>
    </style:style>
    <style:style style:name="Обычный_5f_1_5f_1_5f_1_5f_16_5f_3_5f_1_5f_1_5f_2" style:display-name="Обычный_1_1_1_16_3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" style:display-name="Обычный_1_1_1_16_3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0" style:display-name="Объект без заливки и линий_60" style:family="graphic" style:parent-style-name="Обычный_5f_1">
      <style:graphic-properties draw:stroke="none" draw:fill="none"/>
    </style:style>
    <style:style style:name="Обычный_5f_1_5f_1_5f_1_5f_16_5f_3_5f_1_5f_1_5f_2_5f_1" style:display-name="Обычный_1_1_1_16_3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3_5f_1_5f_1_5f_2_5f_1" style:display-name="Обычный_1_1_1_16_3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" style:display-name="Обычный_1_1_1_16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" style:display-name="Обычный_1_1_1_16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2" style:display-name="Обычный_1_1_1_16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" style:display-name="Обычный_1_1_1_16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0" style:display-name="Обычный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0" style:display-name="Обычный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2" style:display-name="Объект без заливки и линий_48_2" style:family="graphic" style:parent-style-name="Обычный_5f_1_5f_30">
      <style:graphic-properties draw:stroke="none" draw:fill="none"/>
    </style:style>
    <style:style style:name="Обычный_5f_1_5f_1_5f_1_5f_16_5f_1_5f_2_5f_1" style:display-name="Обычный_1_1_1_16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2_5f_1" style:display-name="Обычный_1_1_1_16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3" style:display-name="Обычный_1_1_1_16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3" style:display-name="Обычный_1_1_1_16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2" style:display-name="Объект без заливки_2_2" style:family="graphic" style:parent-style-name="Обычный_5f_1">
      <style:graphic-properties svg:stroke-color="#000000" draw:fill="none"/>
    </style:style>
    <style:style style:name="Обычный_5f_1_5f_1_5f_1_5f_17_5f_1" style:display-name="Обычный_1_1_1_17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" style:display-name="Обычный_1_1_1_17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" style:display-name="Обычный_1_1_1_16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" style:display-name="Обычный_1_1_1_16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1" style:display-name="Обычный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" style:display-name="Обычный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" style:display-name="Объект без заливки_2_3" style:family="graphic" style:parent-style-name="Обычный_5f_1">
      <style:graphic-properties svg:stroke-color="#000000" draw:fill="none"/>
    </style:style>
    <style:style style:name="Объект_20_без_20_заливки_5f_2_5f_2_5f_1" style:display-name="Объект без заливки_2_2_1" style:family="graphic" style:parent-style-name="Обычный_5f_1_5f_31">
      <style:graphic-properties svg:stroke-color="#000000" draw:fill="none"/>
    </style:style>
    <style:style style:name="Обычный_5f_1_5f_1_5f_1_5f_17_5f_1_5f_1" style:display-name="Обычный_1_1_1_17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" style:display-name="Обычный_1_1_1_17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" style:display-name="Обычный_1_1_1_16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" style:display-name="Обычный_1_1_1_16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4" style:display-name="Обычный_1_1_1_16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4" style:display-name="Обычный_1_1_1_16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8" style:display-name="Обычный_1_1_1_1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8" style:display-name="Обычный_1_1_1_1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2" style:display-name="Обычный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2" style:display-name="Обычный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2" style:display-name="Объект без заливки_1_2" style:family="graphic" style:parent-style-name="Обычный_5f_1_5f_32">
      <style:graphic-properties draw:stroke-dash="Dashed_20__28_var_29__20_1" svg:stroke-color="#000000" draw:fill="none"/>
    </style:style>
    <style:style style:name="Обычный_5f_1_5f_1_5f_1_5f_16_5f_2_5f_2" style:display-name="Обычный_1_1_1_16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2" style:display-name="Обычный_1_1_1_16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4" style:display-name="Объект без заливки_2_4" style:family="graphic" style:parent-style-name="Обычный_5f_1">
      <style:graphic-properties svg:stroke-color="#000000" draw:fill="none"/>
    </style:style>
    <style:style style:name="Обычный_5f_1_5f_1_5f_1_5f_17_5f_2" style:display-name="Обычный_1_1_1_17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" style:display-name="Обычный_1_1_1_17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2" style:display-name="Обычный_1_1_1_16_2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2" style:display-name="Обычный_1_1_1_16_2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3" style:display-name="Обычный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3" style:display-name="Обычный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5" style:display-name="Объект без заливки_2_5" style:family="graphic" style:parent-style-name="Обычный_5f_1">
      <style:graphic-properties svg:stroke-color="#000000" draw:fill="none"/>
    </style:style>
    <style:style style:name="Обычный_5f_1_5f_31_5f_1" style:display-name="Обычный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1" style:display-name="Обычный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1" style:display-name="Объект без заливки_2_3_1" style:family="graphic" style:parent-style-name="Обычный_5f_1_5f_33">
      <style:graphic-properties svg:stroke-color="#000000" draw:fill="none"/>
    </style:style>
    <style:style style:name="Объект_20_без_20_заливки_5f_2_5f_2_5f_1_5f_1" style:display-name="Объект без заливки_2_2_1_1" style:family="graphic" style:parent-style-name="Обычный_5f_1_5f_31_5f_1">
      <style:graphic-properties svg:stroke-color="#000000" draw:fill="none"/>
    </style:style>
    <style:style style:name="Обычный_5f_1_5f_1_5f_1_5f_17_5f_1_5f_1_5f_1" style:display-name="Обычный_1_1_1_17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1" style:display-name="Обычный_1_1_1_17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1" style:display-name="Обычный_1_1_1_16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" style:display-name="Обычный_1_1_1_16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1" style:display-name="Объект без заливки и линий_61" style:family="graphic" style:parent-style-name="Обычный_5f_1">
      <style:graphic-properties draw:stroke="none" draw:fill="none"/>
    </style:style>
    <style:style style:name="Обычный_5f_1_5f_1_5f_1_5f_16_5f_2_5f_1_5f_1_5f_1_5f_1_5f_1" style:display-name="Обычный_1_1_1_16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" style:display-name="Обычный_1_1_1_16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2" style:display-name="Объект без заливки и линий_62" style:family="graphic" style:parent-style-name="Обычный_5f_1">
      <style:graphic-properties draw:stroke="none" draw:fill="none"/>
    </style:style>
    <style:style style:name="Обычный_5f_1_5f_1_5f_1_5f_16_5f_2_5f_1_5f_1_5f_1_5f_1_5f_1_5f_1" style:display-name="Обычный_1_1_1_16_2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1_5f_1_5f_1" style:display-name="Обычный_1_1_1_16_2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1" style:display-name="Обычный_1_1_1_16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1" style:display-name="Обычный_1_1_1_16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2" style:display-name="Обычный_1_1_1_16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2" style:display-name="Обычный_1_1_1_16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3" style:display-name="Обычный_1_1_1_16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3" style:display-name="Обычный_1_1_1_16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" style:display-name="Обычный_1_1_1_16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" style:display-name="Обычный_1_1_1_16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4" style:display-name="Обычный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4" style:display-name="Обычный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6" style:display-name="Объект без заливки_2_6" style:family="graphic" style:parent-style-name="Обычный_5f_1">
      <style:graphic-properties svg:stroke-color="#000000" draw:fill="none"/>
    </style:style>
    <style:style style:name="Объект_20_без_20_заливки_5f_2_5f_4_5f_1" style:display-name="Объект без заливки_2_4_1" style:family="graphic" style:parent-style-name="Обычный_5f_1_5f_34">
      <style:graphic-properties svg:stroke-color="#000000" draw:fill="none"/>
    </style:style>
    <style:style style:name="Обычный_5f_1_5f_1_5f_1_5f_17_5f_2_5f_1" style:display-name="Обычный_1_1_1_17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1" style:display-name="Обычный_1_1_1_17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" style:display-name="Обычный_1_1_1_16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" style:display-name="Обычный_1_1_1_16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2" style:display-name="Обычный_1_1_1_17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2" style:display-name="Обычный_1_1_1_17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2" style:display-name="Обычный_1_1_1_16_1_1_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2" style:display-name="Обычный_1_1_1_16_1_1_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7_5f_2_5f_3" style:display-name="Обычный_1_1_1_17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2_5f_3" style:display-name="Обычный_1_1_1_17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3" style:display-name="Обычный_1_1_1_16_1_1_4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3" style:display-name="Обычный_1_1_1_16_1_1_4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1_5f_1_5f_4_5f_1_5f_1" style:display-name="Обычный_1_1_1_16_1_1_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1_5f_1_5f_4_5f_1_5f_1" style:display-name="Обычный_1_1_1_16_1_1_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5" style:display-name="Обычный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5" style:display-name="Обычный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7" style:display-name="Объект без заливки_2_7" style:family="graphic" style:parent-style-name="Обычный_5f_1">
      <style:graphic-properties svg:stroke-color="#000000" draw:fill="none"/>
    </style:style>
    <style:style style:name="Объект_20_без_20_заливки_5f_2_5f_2_5f_2" style:display-name="Объект без заливки_2_2_2" style:family="graphic" style:parent-style-name="Обычный_5f_1_5f_35">
      <style:graphic-properties svg:stroke-color="#000000" draw:fill="none"/>
    </style:style>
    <style:style style:name="Обычный_5f_1_5f_1_5f_1_5f_17_5f_1_5f_2" style:display-name="Обычный_1_1_1_17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2" style:display-name="Обычный_1_1_1_17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2" style:display-name="Обычный_1_1_1_16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2" style:display-name="Обычный_1_1_1_16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6" style:display-name="Обычный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6" style:display-name="Обычный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8" style:display-name="Объект без заливки_2_8" style:family="graphic" style:parent-style-name="Обычный_5f_1">
      <style:graphic-properties svg:stroke-color="#000000" draw:fill="none"/>
    </style:style>
    <style:style style:name="Обычный_5f_1_5f_31_5f_2" style:display-name="Обычный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1_5f_2" style:display-name="Обычный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3_5f_2" style:display-name="Объект без заливки_2_3_2" style:family="graphic" style:parent-style-name="Обычный_5f_1_5f_36">
      <style:graphic-properties svg:stroke-color="#000000" draw:fill="none"/>
    </style:style>
    <style:style style:name="Объект_20_без_20_заливки_5f_2_5f_2_5f_1_5f_2" style:display-name="Объект без заливки_2_2_1_2" style:family="graphic" style:parent-style-name="Обычный_5f_1_5f_31_5f_2">
      <style:graphic-properties svg:stroke-color="#000000" draw:fill="none"/>
    </style:style>
    <style:style style:name="Обычный_5f_1_5f_1_5f_1_5f_17_5f_1_5f_1_5f_2" style:display-name="Обычный_1_1_1_17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7_5f_1_5f_1_5f_2" style:display-name="Обычный_1_1_1_17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6_5f_2_5f_1_5f_1_5f_1_5f_2" style:display-name="Обычный_1_1_1_16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6_5f_2_5f_1_5f_1_5f_1_5f_2" style:display-name="Обычный_1_1_1_16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19" style:display-name="Обычный_1_1_1_1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19" style:display-name="Обычный_1_1_1_1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0" style:display-name="Обычный_1_1_1_2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0" style:display-name="Обычный_1_1_1_2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1" style:display-name="Обычный_1_1_1_2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1" style:display-name="Обычный_1_1_1_2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2" style:display-name="Обычный_1_1_1_2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" style:display-name="Обычный_1_1_1_2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3" style:display-name="Обычный_1_1_1_2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3" style:display-name="Обычный_1_1_1_2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" style:display-name="Обычный_1_1_1_2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" style:display-name="Обычный_1_1_1_2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" style:display-name="Объект без заливки и линий_63" style:family="graphic" style:parent-style-name="Обычный_5f_1">
      <style:graphic-properties draw:stroke="none" draw:fill="none"/>
    </style:style>
    <style:style style:name="Обычный_5f_1_5f_1_5f_1_5f_25" style:display-name="Обычный_1_1_1_2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5" style:display-name="Обычный_1_1_1_2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7" style:display-name="Обычный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7" style:display-name="Обычный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3_5f_1" style:display-name="Объект без заливки и линий_63_1" style:family="graphic" style:parent-style-name="Обычный_5f_1_5f_37">
      <style:graphic-properties draw:stroke="none" draw:fill="none"/>
    </style:style>
    <style:style style:name="Обычный_5f_1_5f_1_5f_1_5f_26" style:display-name="Обычный_1_1_1_2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6" style:display-name="Обычный_1_1_1_2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7" style:display-name="Обычный_1_1_1_2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7" style:display-name="Обычный_1_1_1_2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8" style:display-name="Обычный_1_1_1_2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8" style:display-name="Обычный_1_1_1_2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" style:display-name="Обычный_1_1_1_2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" style:display-name="Обычный_1_1_1_2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" style:display-name="Обычный_1_1_1_2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" style:display-name="Обычный_1_1_1_2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" style:display-name="Обычный_1_1_1_2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" style:display-name="Обычный_1_1_1_2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9_5f_1_5f_1_5f_1" style:display-name="Обычный_1_1_1_29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" style:display-name="Обычный_1_1_1_29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4" style:display-name="Объект без заливки и линий_64" style:family="graphic" style:parent-style-name="Обычный_5f_1">
      <style:graphic-properties draw:stroke="none" draw:fill="none"/>
    </style:style>
    <style:style style:name="Обычный_5f_1_5f_1_5f_1_5f_29_5f_1_5f_1_5f_1_5f_1" style:display-name="Обычный_1_1_1_29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9_5f_1_5f_1_5f_1_5f_1" style:display-name="Обычный_1_1_1_29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" style:display-name="Обычный_1_1_1_3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" style:display-name="Обычный_1_1_1_3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" style:display-name="Обычный_1_1_1_30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" style:display-name="Обычный_1_1_1_30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" style:display-name="Обычный_1_1_1_30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" style:display-name="Обычный_1_1_1_30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1" style:display-name="Обычный_1_1_1_30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1" style:display-name="Обычный_1_1_1_30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2" style:display-name="Обычный_1_1_1_30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" style:display-name="Обычный_1_1_1_30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" style:display-name="Объект без заливки и линий_65" style:family="graphic" style:parent-style-name="Обычный_5f_1">
      <style:graphic-properties draw:stroke="none" draw:fill="none"/>
    </style:style>
    <style:style style:name="Обычный_5f_1_5f_1_5f_1_5f_30_5f_2_5f_1" style:display-name="Обычный_1_1_1_30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1" style:display-name="Обычный_1_1_1_30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6" style:display-name="Объект без заливки и линий_66" style:family="graphic" style:parent-style-name="Обычный_5f_1">
      <style:graphic-properties draw:stroke="none" draw:fill="none"/>
    </style:style>
    <style:style style:name="Обычный_5f_1_5f_1_5f_1_5f_30_5f_2_5f_2" style:display-name="Обычный_1_1_1_30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2" style:display-name="Обычный_1_1_1_30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7" style:display-name="Объект без заливки и линий_67" style:family="graphic" style:parent-style-name="Обычный_5f_1">
      <style:graphic-properties draw:stroke="none" draw:fill="none"/>
    </style:style>
    <style:style style:name="Обычный_5f_1_5f_1_5f_1_5f_30_5f_2_5f_3" style:display-name="Обычный_1_1_1_30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" style:display-name="Обычный_1_1_1_30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8" style:display-name="Обычный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" style:display-name="Обычный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" style:display-name="Объект без заливки и линий_65_1" style:family="graphic" style:parent-style-name="Обычный_5f_1_5f_38">
      <style:graphic-properties draw:stroke="none" draw:fill="none"/>
    </style:style>
    <style:style style:name="Объект_20_без_20_заливки_20_и_20_линий_5f_67_5f_1" style:display-name="Объект без заливки и линий_67_1" style:family="graphic" style:parent-style-name="Обычный_5f_1_5f_38">
      <style:graphic-properties draw:stroke="none" draw:fill="none"/>
    </style:style>
    <style:style style:name="Обычный_5f_1_5f_1_5f_1_5f_30_5f_2_5f_3_5f_1" style:display-name="Обычный_1_1_1_30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" style:display-name="Обычный_1_1_1_30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" style:display-name="Обычный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" style:display-name="Обычный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" style:display-name="Объект без заливки и линий_65_2" style:family="graphic" style:parent-style-name="Обычный_5f_1_5f_39">
      <style:graphic-properties draw:stroke="none" draw:fill="none"/>
    </style:style>
    <style:style style:name="Обычный_5f_1_5f_38_5f_1" style:display-name="Обычный_1_3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" style:display-name="Обычный_1_3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" style:display-name="Объект без заливки и линий_65_1_1" style:family="graphic" style:parent-style-name="Обычный_5f_1_5f_38_5f_1">
      <style:graphic-properties draw:stroke="none" draw:fill="none"/>
    </style:style>
    <style:style style:name="Объект_20_без_20_заливки_20_и_20_линий_5f_67_5f_1_5f_1" style:display-name="Объект без заливки и линий_67_1_1" style:family="graphic" style:parent-style-name="Обычный_5f_1_5f_38_5f_1">
      <style:graphic-properties draw:stroke="none" draw:fill="none"/>
    </style:style>
    <style:style style:name="Обычный_5f_1_5f_1_5f_1_5f_30_5f_2_5f_3_5f_1_5f_1" style:display-name="Обычный_1_1_1_30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" style:display-name="Обычный_1_1_1_30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39_5f_1" style:display-name="Обычный_1_3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" style:display-name="Обычный_1_3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" style:display-name="Объект без заливки и линий_65_2_1" style:family="graphic" style:parent-style-name="Обычный_5f_1_5f_39_5f_1">
      <style:graphic-properties draw:stroke="none" draw:fill="none"/>
    </style:style>
    <style:style style:name="Обычный_5f_1_5f_38_5f_1_5f_1" style:display-name="Обычный_1_38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" style:display-name="Обычный_1_38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" style:display-name="Объект без заливки и линий_65_1_1_1" style:family="graphic" style:parent-style-name="Обычный_5f_1_5f_38_5f_1_5f_1">
      <style:graphic-properties draw:stroke="none" draw:fill="none"/>
    </style:style>
    <style:style style:name="Объект_20_без_20_заливки_20_и_20_линий_5f_67_5f_1_5f_1_5f_1" style:display-name="Объект без заливки и линий_67_1_1_1" style:family="graphic" style:parent-style-name="Обычный_5f_1_5f_38_5f_1_5f_1">
      <style:graphic-properties draw:stroke="none" draw:fill="none"/>
    </style:style>
    <style:style style:name="Обычный_5f_1_5f_1_5f_1_5f_30_5f_2_5f_3_5f_1_5f_1_5f_1" style:display-name="Обычный_1_1_1_30_2_3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" style:display-name="Обычный_1_1_1_30_2_3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0" style:display-name="Обычный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0" style:display-name="Обычный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3" style:display-name="Объект без заливки и линий_65_3" style:family="graphic" style:parent-style-name="Обычный_5f_1_5f_40">
      <style:graphic-properties draw:stroke="none" draw:fill="none"/>
    </style:style>
    <style:style style:name="Обычный_5f_1_5f_39_5f_1_5f_1" style:display-name="Обычный_1_39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9_5f_1_5f_1" style:display-name="Обычный_1_39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2_5f_1_5f_1" style:display-name="Объект без заливки и линий_65_2_1_1" style:family="graphic" style:parent-style-name="Обычный_5f_1_5f_39_5f_1_5f_1">
      <style:graphic-properties draw:stroke="none" draw:fill="none"/>
    </style:style>
    <style:style style:name="Обычный_5f_1_5f_38_5f_1_5f_1_5f_1" style:display-name="Обычный_1_38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8_5f_1_5f_1_5f_1" style:display-name="Обычный_1_38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5_5f_1_5f_1_5f_1_5f_1" style:display-name="Объект без заливки и линий_65_1_1_1_1" style:family="graphic" style:parent-style-name="Обычный_5f_1_5f_38_5f_1_5f_1_5f_1">
      <style:graphic-properties draw:stroke="none" draw:fill="none"/>
    </style:style>
    <style:style style:name="Объект_20_без_20_заливки_20_и_20_линий_5f_67_5f_1_5f_1_5f_1_5f_1" style:display-name="Объект без заливки и линий_67_1_1_1_1" style:family="graphic" style:parent-style-name="Обычный_5f_1_5f_38_5f_1_5f_1_5f_1">
      <style:graphic-properties draw:stroke="none" draw:fill="none"/>
    </style:style>
    <style:style style:name="Обычный_5f_1_5f_1_5f_1_5f_30_5f_2_5f_3_5f_1_5f_1_5f_1_5f_1" style:display-name="Обычный_1_1_1_30_2_3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2_5f_3_5f_1_5f_1_5f_1_5f_1" style:display-name="Обычный_1_1_1_30_2_3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" style:display-name="Объект без заливки и линий_68" style:family="graphic" style:parent-style-name="Обычный_5f_1">
      <style:graphic-properties draw:stroke="none" draw:fill="none"/>
    </style:style>
    <style:style style:name="Обычный_5f_1_5f_1_5f_1_5f_22_5f_1" style:display-name="Обычный_1_1_1_2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1" style:display-name="Обычный_1_1_1_2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" style:display-name="Объект без заливки и линий_69" style:family="graphic" style:parent-style-name="Обычный_5f_1">
      <style:graphic-properties draw:stroke="none" draw:fill="none"/>
    </style:style>
    <style:style style:name="Обычный_5f_1_5f_1_5f_1_5f_22_5f_2" style:display-name="Обычный_1_1_1_2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" style:display-name="Обычный_1_1_1_2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" style:display-name="Обычный_1_1_1_3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" style:display-name="Обычный_1_1_1_3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" style:display-name="Обычный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" style:display-name="Обычный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" style:display-name="Объект без заливки и линий_69_1" style:family="graphic" style:parent-style-name="Обычный_5f_1_5f_41">
      <style:graphic-properties draw:stroke="none" draw:fill="none"/>
    </style:style>
    <style:style style:name="Обычный_5f_1_5f_1_5f_1_5f_22_5f_2_5f_1" style:display-name="Обычный_1_1_1_2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1" style:display-name="Обычный_1_1_1_2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2" style:display-name="Обычный_1_1_1_3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2" style:display-name="Обычный_1_1_1_3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2" style:display-name="Обычный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2" style:display-name="Обычный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2" style:display-name="Объект без заливки и линий_69_2" style:family="graphic" style:parent-style-name="Обычный_5f_1_5f_42">
      <style:graphic-properties draw:stroke="none" draw:fill="none"/>
    </style:style>
    <style:style style:name="Обычный_5f_1_5f_1_5f_1_5f_22_5f_2_5f_2" style:display-name="Обычный_1_1_1_22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2" style:display-name="Обычный_1_1_1_22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3" style:display-name="Обычный_1_1_1_3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3" style:display-name="Обычный_1_1_1_3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3" style:display-name="Обычный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3" style:display-name="Обычный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3" style:display-name="Объект без заливки и линий_69_3" style:family="graphic" style:parent-style-name="Обычный_5f_1_5f_43">
      <style:graphic-properties draw:stroke="none" draw:fill="none"/>
    </style:style>
    <style:style style:name="Обычный_5f_1_5f_1_5f_1_5f_22_5f_2_5f_3" style:display-name="Обычный_1_1_1_22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" style:display-name="Обычный_1_1_1_22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1" style:display-name="Обычный_1_1_1_3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1" style:display-name="Обычный_1_1_1_3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1" style:display-name="Обычный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1" style:display-name="Обычный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1" style:display-name="Объект без заливки и линий_69_1_1" style:family="graphic" style:parent-style-name="Обычный_5f_1_5f_41_5f_1">
      <style:graphic-properties draw:stroke="none" draw:fill="none"/>
    </style:style>
    <style:style style:name="Обычный_5f_1_5f_1_5f_1_5f_34" style:display-name="Обычный_1_1_1_3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" style:display-name="Обычный_1_1_1_3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" style:display-name="Обычный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" style:display-name="Обычный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" style:display-name="Объект без заливки и линий_69_4" style:family="graphic" style:parent-style-name="Обычный_5f_1_5f_44">
      <style:graphic-properties draw:stroke="none" draw:fill="none"/>
    </style:style>
    <style:style style:name="Обычный_5f_1_5f_1_5f_1_5f_22_5f_2_5f_4" style:display-name="Обычный_1_1_1_22_2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" style:display-name="Обычный_1_1_1_22_2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" style:display-name="Обычный_1_1_1_3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" style:display-name="Обычный_1_1_1_3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" style:display-name="Обычный_1_4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" style:display-name="Обычный_1_4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" style:display-name="Объект без заливки и линий_69_1_2" style:family="graphic" style:parent-style-name="Обычный_5f_1_5f_41_5f_2">
      <style:graphic-properties draw:stroke="none" draw:fill="none"/>
    </style:style>
    <style:style style:name="Обычный_5f_1_5f_1_5f_1_5f_35" style:display-name="Обычный_1_1_1_3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5" style:display-name="Обычный_1_1_1_3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4_5f_1" style:display-name="Обычный_1_1_1_3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4_5f_1" style:display-name="Обычный_1_1_1_3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4_5f_1" style:display-name="Обычный_1_4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4_5f_1" style:display-name="Обычный_1_4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4_5f_1" style:display-name="Объект без заливки и линий_69_4_1" style:family="graphic" style:parent-style-name="Обычный_5f_1_5f_44_5f_1">
      <style:graphic-properties draw:stroke="none" draw:fill="none"/>
    </style:style>
    <style:style style:name="Обычный_5f_1_5f_1_5f_1_5f_22_5f_2_5f_4_5f_1" style:display-name="Обычный_1_1_1_22_2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4_5f_1" style:display-name="Обычный_1_1_1_22_2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1_5f_2_5f_1" style:display-name="Обычный_1_1_1_3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1_5f_2_5f_1" style:display-name="Обычный_1_1_1_3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1_5f_2_5f_1" style:display-name="Обычный_1_4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2_5f_1" style:display-name="Обычный_1_4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2_5f_1" style:display-name="Объект без заливки и линий_69_1_2_1" style:family="graphic" style:parent-style-name="Обычный_5f_1_5f_41_5f_2_5f_1">
      <style:graphic-properties draw:stroke="none" draw:fill="none"/>
    </style:style>
    <style:style style:name="Обычный_5f_1_5f_1_5f_1_5f_30_5f_1_5f_1_5f_2" style:display-name="Обычный_1_1_1_30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2" style:display-name="Обычный_1_1_1_30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" style:display-name="Обычный_1_1_1_30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" style:display-name="Обычный_1_1_1_30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1" style:display-name="Обычный_1_1_1_30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1" style:display-name="Обычный_1_1_1_30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0" style:display-name="Объект без заливки и линий_70" style:family="graphic" style:parent-style-name="Обычный_5f_1">
      <style:graphic-properties draw:stroke="none" draw:fill="none"/>
    </style:style>
    <style:style style:name="Обычный_5f_1_5f_1_5f_1_5f_36" style:display-name="Обычный_1_1_1_3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" style:display-name="Обычный_1_1_1_3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7" style:display-name="Обычный_1_1_1_3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7" style:display-name="Обычный_1_1_1_3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6_5f_1" style:display-name="Обычный_1_1_1_3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6_5f_1" style:display-name="Обычный_1_1_1_3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" style:display-name="Объект без заливки и линий_71" style:family="graphic" style:parent-style-name="Обычный_5f_1">
      <style:graphic-properties draw:stroke="none" draw:fill="none"/>
    </style:style>
    <style:style style:name="Обычный_5f_1_5f_1_5f_1_5f_22_5f_3" style:display-name="Обычный_1_1_1_2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" style:display-name="Обычный_1_1_1_2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8" style:display-name="Обычный_1_1_1_3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8" style:display-name="Обычный_1_1_1_3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5" style:display-name="Обычный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5" style:display-name="Обычный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1_5f_1" style:display-name="Объект без заливки и линий_71_1" style:family="graphic" style:parent-style-name="Обычный_5f_1_5f_45">
      <style:graphic-properties draw:stroke="none" draw:fill="none"/>
    </style:style>
    <style:style style:name="Обычный_5f_1_5f_1_5f_1_5f_22_5f_3_5f_1" style:display-name="Обычный_1_1_1_2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3_5f_1" style:display-name="Обычный_1_1_1_2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" style:display-name="Обычный_1_4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" style:display-name="Обычный_1_4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8_5f_1" style:display-name="Объект без заливки и линий_68_1" style:family="graphic" style:parent-style-name="Обычный_5f_1_5f_46">
      <style:graphic-properties draw:stroke="none" draw:fill="none"/>
    </style:style>
    <style:style style:name="Объект_20_без_20_заливки_20_и_20_линий_5f_69_5f_5" style:display-name="Объект без заливки и линий_69_5" style:family="graphic" style:parent-style-name="Обычный_5f_1_5f_46">
      <style:graphic-properties draw:stroke="none" draw:fill="none"/>
    </style:style>
    <style:style style:name="Обычный_5f_1_5f_41_5f_3" style:display-name="Обычный_1_4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1_5f_3" style:display-name="Обычный_1_4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1_5f_3" style:display-name="Объект без заливки и линий_69_1_3" style:family="graphic" style:parent-style-name="Обычный_5f_1_5f_41_5f_3">
      <style:graphic-properties draw:stroke="none" draw:fill="none"/>
    </style:style>
    <style:style style:name="Обычный_5f_1_5f_1_5f_1_5f_22_5f_2_5f_3_5f_1" style:display-name="Обычный_1_1_1_22_2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" style:display-name="Обычный_1_1_1_22_2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4" style:display-name="Обычный_1_1_1_30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" style:display-name="Обычный_1_1_1_30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" style:display-name="Обычный_1_1_1_30_1_1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" style:display-name="Обычный_1_1_1_30_1_1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30_5f_1_5f_1_5f_3_5f_2_5f_1" style:display-name="Обычный_1_1_1_30_1_1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1" style:display-name="Обычный_1_1_1_30_1_1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" style:display-name="Объект без заливки_2" style:family="graphic" style:parent-style-name="Обычный_5f_1">
      <style:graphic-properties draw:stroke-dash="Dashed_20__28_var_29__20_1" svg:stroke-color="#000000" draw:fill="none"/>
    </style:style>
    <style:style style:name="Объект_20_без_20_заливки_20_и_20_линий_5f_72" style:display-name="Объект без заливки и линий_72" style:family="graphic" style:parent-style-name="Обычный_5f_1">
      <style:graphic-properties draw:stroke="none" draw:fill="none"/>
    </style:style>
    <style:style style:name="Обычный_5f_1_5f_1_5f_1_5f_30_5f_1_5f_1_5f_3_5f_2_5f_2" style:display-name="Обычный_1_1_1_30_1_1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3_5f_2_5f_2" style:display-name="Обычный_1_1_1_30_1_1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" style:display-name="Объект без заливки и линий_73" style:family="graphic" style:parent-style-name="Обычный_5f_1">
      <style:graphic-properties draw:stroke="none" draw:fill="none"/>
    </style:style>
    <style:style style:name="Обычный_5f_1_5f_1_5f_1_5f_39" style:display-name="Обычный_1_1_1_3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9" style:display-name="Обычный_1_1_1_3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7" style:display-name="Обычный_1_4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7" style:display-name="Обычный_1_4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3_5f_1" style:display-name="Объект без заливки и линий_73_1" style:family="graphic" style:parent-style-name="Обычный_5f_1_5f_47">
      <style:graphic-properties draw:stroke="none" draw:fill="none"/>
    </style:style>
    <style:style style:name="Объект_20_без_20_заливки_20_и_20_линий_5f_74" style:display-name="Объект без заливки и линий_74" style:family="graphic" style:parent-style-name="Обычный_5f_1">
      <style:graphic-properties draw:stroke="none" draw:fill="none"/>
    </style:style>
    <style:style style:name="Обычный_5f_1_5f_1_5f_1_5f_40" style:display-name="Обычный_1_1_1_40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0" style:display-name="Обычный_1_1_1_40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5" style:display-name="Объект без заливки и линий_75" style:family="graphic" style:parent-style-name="Обычный_5f_1">
      <style:graphic-properties draw:stroke="none" draw:fill="none"/>
    </style:style>
    <style:style style:name="Обычный_5f_1_5f_1_5f_1_5f_41" style:display-name="Обычный_1_1_1_4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" style:display-name="Обычный_1_1_1_4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6" style:display-name="Объект без заливки и линий_76" style:family="graphic" style:parent-style-name="Обычный_5f_1">
      <style:graphic-properties draw:stroke="none" draw:fill="none"/>
    </style:style>
    <style:style style:name="Обычный_5f_1_5f_1_5f_1_5f_41_5f_1" style:display-name="Обычный_1_1_1_4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1_5f_1" style:display-name="Обычный_1_1_1_4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7" style:display-name="Объект без заливки и линий_77" style:family="graphic" style:parent-style-name="Обычный_5f_1">
      <style:graphic-properties draw:stroke="none" draw:fill="none"/>
    </style:style>
    <style:style style:name="Обычный_5f_1_5f_1_5f_1_5f_42" style:display-name="Обычный_1_1_1_4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2" style:display-name="Обычный_1_1_1_4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1" style:display-name="Обычный_1_1_1_2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" style:display-name="Обычный_1_1_1_2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8" style:display-name="Объект без заливки и линий_78" style:family="graphic" style:parent-style-name="Обычный_5f_1">
      <style:graphic-properties draw:stroke="none" draw:fill="none"/>
    </style:style>
    <style:style style:name="Обычный_5f_1_5f_1_5f_1_5f_30_5f_1_5f_1_5f_4_5f_1" style:display-name="Обычный_1_1_1_30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30_5f_1_5f_1_5f_4_5f_1" style:display-name="Обычный_1_1_1_30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24_5f_2" style:display-name="Обычный_1_1_1_24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2" style:display-name="Обычный_1_1_1_24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3" style:display-name="Обычный_1_1_1_4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3" style:display-name="Обычный_1_1_1_4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6_5f_1" style:display-name="Обычный_1_46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6_5f_1" style:display-name="Обычный_1_46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9_5f_5_5f_1" style:display-name="Объект без заливки и линий_69_5_1" style:family="graphic" style:parent-style-name="Обычный_5f_1_5f_46_5f_1">
      <style:graphic-properties draw:stroke="none" draw:fill="none"/>
    </style:style>
    <style:style style:name="Обычный_5f_1_5f_1_5f_1_5f_22_5f_2_5f_3_5f_1_5f_1" style:display-name="Обычный_1_1_1_22_2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2_5f_2_5f_3_5f_1_5f_1" style:display-name="Обычный_1_1_1_22_2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9" style:display-name="Объект без заливки и линий_79" style:family="graphic" style:parent-style-name="Обычный_5f_1">
      <style:graphic-properties draw:stroke="none" draw:fill="none"/>
    </style:style>
    <style:style style:name="Обычный_5f_1_5f_1_5f_1_5f_24_5f_1_5f_1" style:display-name="Обычный_1_1_1_24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1" style:display-name="Обычный_1_1_1_24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0" style:display-name="Объект без заливки и линий_80" style:family="graphic" style:parent-style-name="Обычный_5f_1">
      <style:graphic-properties draw:stroke="none" draw:fill="none"/>
    </style:style>
    <style:style style:name="Обычный_5f_1_5f_1_5f_1_5f_24_5f_1_5f_2" style:display-name="Обычный_1_1_1_24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24_5f_1_5f_2" style:display-name="Обычный_1_1_1_24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4" style:display-name="Обычный_1_1_1_4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4" style:display-name="Обычный_1_1_1_4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5" style:display-name="Обычный_3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5" style:display-name="Обычный_3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_5f_3" style:display-name="Обычный_2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3" style:display-name="Обычный_2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48" style:display-name="Обычный_1_4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8" style:display-name="Обычный_1_4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" style:display-name="Объект без заливки_2_1" style:family="graphic" style:parent-style-name="Обычный_5f_2_5f_3">
      <style:graphic-properties svg:stroke-color="#000000" draw:fill="none"/>
    </style:style>
    <style:style style:name="Объект_20_без_20_заливки_20_и_20_линий_5f_35_5f_2" style:display-name="Объект без заливки и линий_35_2" style:family="graphic" style:parent-style-name="Обычный_5f_1_5f_48">
      <style:graphic-properties draw:stroke="none" draw:fill="none"/>
    </style:style>
    <style:style style:name="Обычный_5f_2_5f_1_5f_1" style:display-name="Обычный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_5f_1_5f_1" style:display-name="Обычный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2_5f_1_5f_1_5f_1" style:display-name="Объект без заливки_2_1_1_1" style:family="graphic" style:parent-style-name="Обычный_5f_2_5f_1_5f_1">
      <style:graphic-properties svg:stroke-color="#000000" draw:fill="none"/>
    </style:style>
    <style:style style:name="Обычный_5f_3_5f_4_5f_1_5f_1_5f_1" style:display-name="Обычный_3_4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4_5f_1_5f_1_5f_1" style:display-name="Обычный_3_4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81" style:display-name="Объект без заливки и линий_81" style:family="graphic" style:parent-style-name="standard">
      <style:graphic-properties draw:stroke="none" draw:fill="none"/>
    </style:style>
    <style:style style:name="Обычный_5f_1_5f_11_5f_2_5f_1_5f_1_5f_1_5f_1" style:display-name="Обычный_1_11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1_5f_1_5f_1" style:display-name="Обычный_1_11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1_5f_1" style:display-name="Объект без заливки и линий_32_1_2_1_1_1" style:family="graphic" style:parent-style-name="Обычный_5f_1_5f_11_5f_2_5f_1_5f_1_5f_1_5f_1">
      <style:graphic-properties draw:stroke="none" draw:fill="none"/>
    </style:style>
    <style:style style:name="Обычный_5f_1_5f_11_5f_2_5f_1_5f_8_5f_1" style:display-name="Обычный_1_11_2_1_8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1_5f_2_5f_1_5f_8_5f_1" style:display-name="Обычный_1_11_2_1_8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2_5f_1_5f_2_5f_1_5f_8_5f_1" style:display-name="Объект без заливки и линий_32_1_2_1_8_1" style:family="graphic" style:parent-style-name="Обычный_5f_1_5f_11_5f_2_5f_1_5f_8_5f_1">
      <style:graphic-properties draw:stroke="none" draw:fill="none"/>
    </style:style>
    <style:style style:name="Обычный_5f_1_5f_1_5f_1_5f_45" style:display-name="Обычный_1_1_1_4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" style:display-name="Обычный_1_1_1_4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" style:display-name="Обычный_1_1_1_4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" style:display-name="Обычный_1_1_1_4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" style:display-name="Обычный_1_1_1_45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" style:display-name="Обычный_1_1_1_45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" style:display-name="Обычный_1_1_1_45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" style:display-name="Обычный_1_1_1_45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" style:display-name="Обычный_1_1_1_45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" style:display-name="Обычный_1_1_1_45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" style:display-name="Обычный_1_1_1_45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" style:display-name="Обычный_1_1_1_45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" style:display-name="Обычный_1_1_1_45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" style:display-name="Обычный_1_1_1_45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" style:display-name="Обычный_1_1_1_45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" style:display-name="Обычный_1_1_1_45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1_5f_45_5f_1_5f_1_5f_1_5f_1_5f_1_5f_1_5f_1_5f_1" style:display-name="Обычный_1_1_1_45_1_1_1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_5f_45_5f_1_5f_1_5f_1_5f_1_5f_1_5f_1_5f_1_5f_1" style:display-name="Обычный_1_1_1_45_1_1_1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11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11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1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2-03-20T17:31:55.127429403</dc:date>
    <meta:editing-duration>P2DT44M27S</meta:editing-duration>
    <meta:editing-cycles>597</meta:editing-cycles>
    <meta:generator>LibreOffice/7.2.5.2.0$Linux_X86_64 LibreOffice_project/20$Build-2</meta:generator>
    <meta:document-statistic meta:object-count="94"/>
  </office:meta>
</office:document-meta>
</file>

<file path=Object 1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i>n</mi>
              </msub>
              <mo stretchy="false">∣</mo>
              <msub>
                <mi>w</mi>
                <mrow>
                  <mi>n</mi>
                  <mo stretchy="false">−</mo>
                  <mn>1</mn>
                </mrow>
              </msub>
            </mrow>
          </mrow>
          <mo fence="true" form="postfix" stretchy="false">)</mo>
        </mrow>
        <mo stretchy="false">=</mo>
        <mfrac>
          <mrow>
            <mi>C</mi>
            <mrow>
              <mo fence="true" form="prefix" stretchy="false">(</mo>
              <mrow>
                <mrow>
                  <msub>
                    <mi>w</mi>
                    <mrow>
                      <mi>n</mi>
                      <mo stretchy="false">−</mo>
                      <mn>1</mn>
                    </mrow>
                  </msub>
                  <msub>
                    <mi>w</mi>
                    <mi>n</mi>
                  </msub>
                </mrow>
              </mrow>
              <mo fence="true" form="postfix" stretchy="false">)</mo>
            </mrow>
          </mrow>
          <mrow>
            <mi>C</mi>
            <mrow>
              <mo fence="true" form="prefix" stretchy="false">(</mo>
              <mrow>
                <msub>
                  <mi>w</mi>
                  <mrow>
                    <mi>n</mi>
                    <mo stretchy="false">−</mo>
                    <mn>1</mn>
                  </mrow>
                </msub>
              </mrow>
              <mo fence="true" form="postfix" stretchy="false">)</mo>
            </mrow>
          </mrow>
        </mfrac>
      </mrow>
    </mrow>
    <annotation encoding="StarMath 5.0">p( w_n divides w_{n-1} ) = { C(w_{n-1} w_n ) } over { C( w_{n-1} )} </annotation>
  </semantics>
</math>
</file>

<file path=Object 2/content.xml><?xml version="1.0" encoding="utf-8"?>
<math xmlns="http://www.w3.org/1998/Math/MathML" display="block">
  <semantics>
    <mrow>
      <mi>p</mi>
      <mrow>
        <mrow>
          <mo fence="true" form="prefix" stretchy="false">(</mo>
          <mrow>
            <mrow>
              <msub>
                <mi>w</mi>
                <mn>1</mn>
              </msub>
              <mo stretchy="false">…</mo>
              <msub>
                <mi>w</mi>
                <mi>n</mi>
              </msub>
            </mrow>
          </mrow>
          <mo fence="true" form="postfix" stretchy="false">)</mo>
        </mrow>
        <mo stretchy="false">=</mo>
        <mrow>
          <munderover>
            <mo stretchy="false">∏</mo>
            <mrow>
              <mi>k</mi>
              <mo stretchy="false">=</mo>
              <mn>1</mn>
            </mrow>
            <mi>n</mi>
          </munderover>
          <mi>p</mi>
        </mrow>
      </mrow>
      <mrow>
        <mo fence="true" form="prefix" stretchy="false">(</mo>
        <mrow>
          <mrow>
            <msub>
              <mi>w</mi>
              <mi>k</mi>
            </msub>
            <mo stretchy="false">∣</mo>
            <msub>
              <mi>w</mi>
              <mrow>
                <mi>k</mi>
                <mo stretchy="false">−</mo>
                <mn>1</mn>
              </mrow>
            </msub>
          </mrow>
        </mrow>
        <mo fence="true" form="postfix" stretchy="false">)</mo>
      </mrow>
    </mrow>
    <annotation encoding="StarMath 5.0">p( w_1 dotslow w_n  ) = prod from {k=1} to {n} p( w_k divides w_{k-1} )</annotation>
  </semantics>
</math>
</file>